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5.21cm" svg:height="25.466cm" svg:x="32.127cm" svg:y="3.351cm">
            <draw:object draw:notify-on-update-of-ranges="Tabelle1.A1:Tabelle1.A1 Tabelle1.A2:Tabelle1.A81 Tabelle1.B1:Tabelle1.B1 Tabelle1.B2:Tabelle1.B81 Tabelle1.C1:Tabelle1.C1 Tabelle1.C2:Tabelle1.C81 Tabelle1.D1:Tabelle1.D1 Tabelle1.D2:Tabelle1.D81 Tabelle1.E1:Tabelle1.E1 Tabelle1.E2:Tabelle1.E81 Tabelle1.F1:Tabelle1.F1 Tabelle1.F2:Tabelle1.F81 Tabelle1.G1:Tabelle1.G1 Tabelle1.G2:Tabelle1.G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Pesimistisch</text:p>
          </table:table-cell>
          <table:table-cell office:value-type="string" calcext:value-type="string">
            <text:p>Realistisch</text:p>
          </table:table-cell>
          <table:table-cell office:value-type="string" calcext:value-type="string">
            <text:p>Optimistisch</text:p>
          </table:table-cell>
          <table:table-cell office:value-type="string" calcext:value-type="string">
            <text:p>optimistisch bei keiner Aktion</text:p>
          </table:table-cell>
          <table:table-cell office:value-type="string" calcext:value-type="string">
            <text:p><text:s/>realistisch bei keiner Aktion</text:p>
          </table:table-cell>
          <table:table-cell office:value-type="string" calcext:value-type="string">
            <text:p>pesimistisch bei keiner Aktion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4.0786295015419" calcext:value-type="float">
            <text:p>14,0786295015419</text:p>
          </table:table-cell>
          <table:table-cell office:value-type="float" office:value="14.0786295026468" calcext:value-type="float">
            <text:p>14,0786295026468</text:p>
          </table:table-cell>
          <table:table-cell office:value-type="float" office:value="14.0794029103301" calcext:value-type="float">
            <text:p>14,0794029103301</text:p>
          </table:table-cell>
          <table:table-cell office:value-type="float" office:value="14.1487605326727" calcext:value-type="float">
            <text:p>14,1487605326727</text:p>
          </table:table-cell>
          <table:table-cell office:value-type="float" office:value="14.1479871249895" calcext:value-type="float">
            <text:p>14,1479871249895</text:p>
          </table:table-cell>
          <table:table-cell office:value-type="float" office:value="14.1479871238845" calcext:value-type="float">
            <text:p>14,147987123884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4.0736901442575" calcext:value-type="float">
            <text:p>14,0736901442575</text:p>
          </table:table-cell>
          <table:table-cell office:value-type="float" office:value="14.0681597442028" calcext:value-type="float">
            <text:p>14,0681597442028</text:p>
          </table:table-cell>
          <table:table-cell office:value-type="float" office:value="14.0638794075809" calcext:value-type="float">
            <text:p>14,0638794075809</text:p>
          </table:table-cell>
          <table:table-cell office:value-type="float" office:value="14.2452545519207" calcext:value-type="float">
            <text:p>14,2452545519207</text:p>
          </table:table-cell>
          <table:table-cell office:value-type="float" office:value="14.2495396997447" calcext:value-type="float">
            <text:p>14,2495396997447</text:p>
          </table:table-cell>
          <table:table-cell office:value-type="float" office:value="14.2550754434786" calcext:value-type="float">
            <text:p>14,255075443478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4.0173300655173" calcext:value-type="float">
            <text:p>14,0173300655173</text:p>
          </table:table-cell>
          <table:table-cell office:value-type="float" office:value="14.0028662972359" calcext:value-type="float">
            <text:p>14,0028662972359</text:p>
          </table:table-cell>
          <table:table-cell office:value-type="float" office:value="13.9899474116679" calcext:value-type="float">
            <text:p>13,9899474116679</text:p>
          </table:table-cell>
          <table:table-cell office:value-type="float" office:value="14.3095620217151" calcext:value-type="float">
            <text:p>14,3095620217151</text:p>
          </table:table-cell>
          <table:table-cell office:value-type="float" office:value="14.3225067478915" calcext:value-type="float">
            <text:p>14,3225067478915</text:p>
          </table:table-cell>
          <table:table-cell office:value-type="float" office:value="14.336997734186" calcext:value-type="float">
            <text:p>14,33699773418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3.9292952542489" calcext:value-type="float">
            <text:p>13,9292952542489</text:p>
          </table:table-cell>
          <table:table-cell office:value-type="float" office:value="13.9038107252177" calcext:value-type="float">
            <text:p>13,9038107252177</text:p>
          </table:table-cell>
          <table:table-cell office:value-type="float" office:value="13.8800565195164" calcext:value-type="float">
            <text:p>13,8800565195164</text:p>
          </table:table-cell>
          <table:table-cell office:value-type="float" office:value="14.3540713253511" calcext:value-type="float">
            <text:p>14,3540713253511</text:p>
          </table:table-cell>
          <table:table-cell office:value-type="float" office:value="14.377895278308" calcext:value-type="float">
            <text:p>14,377895278308</text:p>
          </table:table-cell>
          <table:table-cell office:value-type="float" office:value="14.4034518948342" calcext:value-type="float">
            <text:p>14,403451894834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3.8216930902555" calcext:value-type="float">
            <text:p>13,8216930902555</text:p>
          </table:table-cell>
          <table:table-cell office:value-type="float" office:value="13.783909568754" calcext:value-type="float">
            <text:p>13,783909568754</text:p>
          </table:table-cell>
          <table:table-cell office:value-type="float" office:value="13.7479774778462" calcext:value-type="float">
            <text:p>13,7479774778462</text:p>
          </table:table-cell>
          <table:table-cell office:value-type="float" office:value="14.3864114120276" calcext:value-type="float">
            <text:p>14,3864114120276</text:p>
          </table:table-cell>
          <table:table-cell office:value-type="float" office:value="14.4224821298456" calcext:value-type="float">
            <text:p>14,4224821298456</text:p>
          </table:table-cell>
          <table:table-cell office:value-type="float" office:value="14.4604076323886" calcext:value-type="float">
            <text:p>14,460407632388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3.7019428511767" calcext:value-type="float">
            <text:p>13,7019428511767</text:p>
          </table:table-cell>
          <table:table-cell office:value-type="float" office:value="13.6510783082661" calcext:value-type="float">
            <text:p>13,6510783082661</text:p>
          </table:table-cell>
          <table:table-cell office:value-type="float" office:value="13.602149736893" calcext:value-type="float">
            <text:p>13,602149736893</text:p>
          </table:table-cell>
          <table:table-cell office:value-type="float" office:value="14.4112750229082" calcext:value-type="float">
            <text:p>14,4112750229082</text:p>
          </table:table-cell>
          <table:table-cell office:value-type="float" office:value="14.4604356750273" calcext:value-type="float">
            <text:p>14,4604356750273</text:p>
          </table:table-cell>
          <table:table-cell office:value-type="float" office:value="14.5115367303957" calcext:value-type="float">
            <text:p>14,5115367303957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3.5745913662194" calcext:value-type="float">
            <text:p>13,5745913662194</text:p>
          </table:table-cell>
          <table:table-cell office:value-type="float" office:value="13.5101676001158" calcext:value-type="float">
            <text:p>13,5101676001158</text:p>
          </table:table-cell>
          <table:table-cell office:value-type="float" office:value="13.4477448100571" calcext:value-type="float">
            <text:p>13,4477448100571</text:p>
          </table:table-cell>
          <table:table-cell office:value-type="float" office:value="14.4315468083918" calcext:value-type="float">
            <text:p>14,4315468083918</text:p>
          </table:table-cell>
          <table:table-cell office:value-type="float" office:value="14.4943183844563" calcext:value-type="float">
            <text:p>14,4943183844563</text:p>
          </table:table-cell>
          <table:table-cell office:value-type="float" office:value="14.5590965509576" calcext:value-type="float">
            <text:p>14,559096550957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3.4424264409891" calcext:value-type="float">
            <text:p>13,4424264409891</text:p>
          </table:table-cell>
          <table:table-cell office:value-type="float" office:value="13.3641511716954" calcext:value-type="float">
            <text:p>13,3641511716954</text:p>
          </table:table-cell>
          <table:table-cell office:value-type="float" office:value="13.2879327598538" calcext:value-type="float">
            <text:p>13,2879327598538</text:p>
          </table:table-cell>
          <table:table-cell office:value-type="float" office:value="14.4489992557603" calcext:value-type="float">
            <text:p>14,4489992557603</text:p>
          </table:table-cell>
          <table:table-cell office:value-type="float" office:value="14.5257050015837" calcext:value-type="float">
            <text:p>14,5257050015837</text:p>
          </table:table-cell>
          <table:table-cell office:value-type="float" office:value="14.6044745494665" calcext:value-type="float">
            <text:p>14,604474549466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3.3071585339921" calcext:value-type="float">
            <text:p>13,3071585339921</text:p>
          </table:table-cell>
          <table:table-cell office:value-type="float" office:value="13.2148532489091" calcext:value-type="float">
            <text:p>13,2148532489091</text:p>
          </table:table-cell>
          <table:table-cell office:value-type="float" office:value="13.1246579360158" calcext:value-type="float">
            <text:p>13,1246579360158</text:p>
          </table:table-cell>
          <table:table-cell office:value-type="float" office:value="14.4647212182767" calcext:value-type="float">
            <text:p>14,4647212182767</text:p>
          </table:table-cell>
          <table:table-cell office:value-type="float" office:value="14.5555631007285" calcext:value-type="float">
            <text:p>14,5555631007285</text:p>
          </table:table-cell>
          <table:table-cell office:value-type="float" office:value="14.6485234110602" calcext:value-type="float">
            <text:p>14,648523411060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3.1698378849379" calcext:value-type="float">
            <text:p>13,1698378849379</text:p>
          </table:table-cell>
          <table:table-cell office:value-type="float" office:value="13.0633937105567" calcext:value-type="float">
            <text:p>13,0633937105567</text:p>
          </table:table-cell>
          <table:table-cell office:value-type="float" office:value="12.959113732849" calcext:value-type="float">
            <text:p>12,959113732849</text:p>
          </table:table-cell>
          <table:table-cell office:value-type="float" office:value="14.4793814966287" calcext:value-type="float">
            <text:p>14,4793814966287</text:p>
          </table:table-cell>
          <table:table-cell office:value-type="float" office:value="14.5844871420054" calcext:value-type="float">
            <text:p>14,5844871420054</text:p>
          </table:table-cell>
          <table:table-cell office:value-type="float" office:value="14.6917671549303" calcext:value-type="float">
            <text:p>14,691767154930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3.0311098024574" calcext:value-type="float">
            <text:p>13,0311098024574</text:p>
          </table:table-cell>
          <table:table-cell office:value-type="float" office:value="12.910460519032" calcext:value-type="float">
            <text:p>12,910460519032</text:p>
          </table:table-cell>
          <table:table-cell office:value-type="float" office:value="12.7920331295862" calcext:value-type="float">
            <text:p>12,7920331295862</text:p>
          </table:table-cell>
          <table:table-cell office:value-type="float" office:value="14.4933908551952" calcext:value-type="float">
            <text:p>14,4933908551952</text:p>
          </table:table-cell>
          <table:table-cell office:value-type="float" office:value="14.612842341746" calcext:value-type="float">
            <text:p>14,612842341746</text:p>
          </table:table-cell>
          <table:table-cell office:value-type="float" office:value="14.7345278280237" calcext:value-type="float">
            <text:p>14,734527828023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2.8913709929835" calcext:value-type="float">
            <text:p>12,8913709929835</text:p>
          </table:table-cell>
          <table:table-cell office:value-type="float" office:value="12.7564765288389" calcext:value-type="float">
            <text:p>12,7564765288389</text:p>
          </table:table-cell>
          <table:table-cell office:value-type="float" office:value="12.6238665693937" calcext:value-type="float">
            <text:p>12,6238665693937</text:p>
          </table:table-cell>
          <table:table-cell office:value-type="float" office:value="14.5070015691798" calcext:value-type="float">
            <text:p>14,5070015691798</text:p>
          </table:table-cell>
          <table:table-cell office:value-type="float" office:value="14.6408530793653" calcext:value-type="float">
            <text:p>14,6408530793653</text:p>
          </table:table-cell>
          <table:table-cell office:value-type="float" office:value="14.7770033655187" calcext:value-type="float">
            <text:p>14,777003365518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2.7508653700461" calcext:value-type="float">
            <text:p>12,7508653700461</text:p>
          </table:table-cell>
          <table:table-cell office:value-type="float" office:value="12.6017017016268" calcext:value-type="float">
            <text:p>12,6017017016268</text:p>
          </table:table-cell>
          <table:table-cell office:value-type="float" office:value="12.4548909406539" calcext:value-type="float">
            <text:p>12,4548909406539</text:p>
          </table:table-cell>
          <table:table-cell office:value-type="float" office:value="14.5203685746932" calcext:value-type="float">
            <text:p>14,5203685746932</text:p>
          </table:table-cell>
          <table:table-cell office:value-type="float" office:value="14.6686572130141" calcext:value-type="float">
            <text:p>14,6686572130141</text:p>
          </table:table-cell>
          <table:table-cell office:value-type="float" office:value="14.8193154350311" calcext:value-type="float">
            <text:p>14,819315435031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2.6097428306118" calcext:value-type="float">
            <text:p>12,6097428306118</text:p>
          </table:table-cell>
          <table:table-cell office:value-type="float" office:value="12.4462957989903" calcext:value-type="float">
            <text:p>12,4462957989903</text:p>
          </table:table-cell>
          <table:table-cell office:value-type="float" office:value="12.2852764059613" calcext:value-type="float">
            <text:p>12,2852764059613</text:p>
          </table:table-cell>
          <table:table-cell office:value-type="float" office:value="14.5335870271964" calcext:value-type="float">
            <text:p>14,5335870271964</text:p>
          </table:table-cell>
          <table:table-cell office:value-type="float" office:value="14.6963394473901" calcext:value-type="float">
            <text:p>14,6963394473901</text:p>
          </table:table-cell>
          <table:table-cell office:value-type="float" office:value="14.8615388351967" calcext:value-type="float">
            <text:p>14,861538835196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.468095351575" calcext:value-type="float">
            <text:p>12,468095351575</text:p>
          </table:table-cell>
          <table:table-cell office:value-type="float" office:value="12.290356874502" calcext:value-type="float">
            <text:p>12,290356874502</text:p>
          </table:table-cell>
          <table:table-cell office:value-type="float" office:value="12.1151274235484" calcext:value-type="float">
            <text:p>12,1151274235484</text:p>
          </table:table-cell>
          <table:table-cell office:value-type="float" office:value="14.5467153683015" calcext:value-type="float">
            <text:p>14,5467153683015</text:p>
          </table:table-cell>
          <table:table-cell office:value-type="float" office:value="14.7239518320515" calcext:value-type="float">
            <text:p>14,7239518320515</text:p>
          </table:table-cell>
          <table:table-cell office:value-type="float" office:value="14.9037195603157" calcext:value-type="float">
            <text:p>14,903719560315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.3953368053085" calcext:value-type="float">
            <text:p>12,3953368053085</text:p>
          </table:table-cell>
          <table:table-cell office:value-type="float" office:value="12.2033025553155" calcext:value-type="float">
            <text:p>12,2033025553155</text:p>
          </table:table-cell>
          <table:table-cell office:value-type="float" office:value="12.0138655764465" calcext:value-type="float">
            <text:p>12,0138655764465</text:p>
          </table:table-cell>
          <table:table-cell office:value-type="float" office:value="14.5597894919619" calcext:value-type="float">
            <text:p>14,5597894919619</text:p>
          </table:table-cell>
          <table:table-cell office:value-type="float" office:value="14.7515263538908" calcext:value-type="float">
            <text:p>14,7515263538908</text:p>
          </table:table-cell>
          <table:table-cell office:value-type="float" office:value="14.9458859010786" calcext:value-type="float">
            <text:p>14,9458859010786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2.3655275336593" calcext:value-type="float">
            <text:p>12,3655275336593</text:p>
          </table:table-cell>
          <table:table-cell office:value-type="float" office:value="12.1591641144332" calcext:value-type="float">
            <text:p>12,1591641144332</text:p>
          </table:table-cell>
          <table:table-cell office:value-type="float" office:value="11.9554934803213" calcext:value-type="float">
            <text:p>11,9554934803213</text:p>
          </table:table-cell>
          <table:table-cell office:value-type="float" office:value="14.5728314443841" calcext:value-type="float">
            <text:p>14,5728314443841</text:p>
          </table:table-cell>
          <table:table-cell office:value-type="float" office:value="14.7790826731188" calcext:value-type="float">
            <text:p>14,7790826731188</text:p>
          </table:table-cell>
          <table:table-cell office:value-type="float" office:value="14.988055266388" calcext:value-type="float">
            <text:p>14,98805526638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2.3625428539856" calcext:value-type="float">
            <text:p>12,3625428539856</text:p>
          </table:table-cell>
          <table:table-cell office:value-type="float" office:value="12.141807007633" calcext:value-type="float">
            <text:p>12,141807007633</text:p>
          </table:table-cell>
          <table:table-cell office:value-type="float" office:value="11.923866935201" calcext:value-type="float">
            <text:p>11,923866935201</text:p>
          </table:table-cell>
          <table:table-cell office:value-type="float" office:value="14.5858547669505" calcext:value-type="float">
            <text:p>14,5858547669505</text:p>
          </table:table-cell>
          <table:table-cell office:value-type="float" office:value="14.806632875929" calcext:value-type="float">
            <text:p>14,806632875929</text:p>
          </table:table-cell>
          <table:table-cell office:value-type="float" office:value="15.0302383759372" calcext:value-type="float">
            <text:p>15,030238375937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2.3763335943272" calcext:value-type="float">
            <text:p>12,3763335943272</text:p>
          </table:table-cell>
          <table:table-cell office:value-type="float" office:value="12.1411813140981" calcext:value-type="float">
            <text:p>12,1411813140981</text:p>
          </table:table-cell>
          <table:table-cell office:value-type="float" office:value="11.9089353652363" calcext:value-type="float">
            <text:p>11,9089353652363</text:p>
          </table:table-cell>
          <table:table-cell office:value-type="float" office:value="14.598867777545" calcext:value-type="float">
            <text:p>14,598867777545</text:p>
          </table:table-cell>
          <table:table-cell office:value-type="float" office:value="14.8341843944749" calcext:value-type="float">
            <text:p>14,8341843944749</text:p>
          </table:table-cell>
          <table:table-cell office:value-type="float" office:value="15.072441837108" calcext:value-type="float">
            <text:p>15,07244183710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2.4006267171529" calcext:value-type="float">
            <text:p>12,4006267171529</text:p>
          </table:table-cell>
          <table:table-cell office:value-type="float" office:value="12.1510170808077" calcext:value-type="float">
            <text:p>12,1510170808077</text:p>
          </table:table-cell>
          <table:table-cell office:value-type="float" office:value="11.9044319371755" calcext:value-type="float">
            <text:p>11,9044319371755</text:p>
          </table:table-cell>
          <table:table-cell office:value-type="float" office:value="14.6118755857989" calcext:value-type="float">
            <text:p>14,6118755857989</text:p>
          </table:table-cell>
          <table:table-cell office:value-type="float" office:value="14.8617418009598" calcext:value-type="float">
            <text:p>14,8617418009598</text:p>
          </table:table-cell>
          <table:table-cell office:value-type="float" office:value="15.1146697289507" calcext:value-type="float">
            <text:p>15,114669728950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2.4315022574461" calcext:value-type="float">
            <text:p>12,4315022574461</text:p>
          </table:table-cell>
          <table:table-cell office:value-type="float" office:value="12.167398604903" calcext:value-type="float">
            <text:p>12,167398604903</text:p>
          </table:table-cell>
          <table:table-cell office:value-type="float" office:value="11.9064452172017" calcext:value-type="float">
            <text:p>11,9064452172017</text:p>
          </table:table-cell>
          <table:table-cell office:value-type="float" office:value="14.6248813307957" calcext:value-type="float">
            <text:p>14,6248813307957</text:p>
          </table:table-cell>
          <table:table-cell office:value-type="float" office:value="14.8893079100215" calcext:value-type="float">
            <text:p>14,8893079100215</text:p>
          </table:table-cell>
          <table:table-cell office:value-type="float" office:value="15.1569245759179" calcext:value-type="float">
            <text:p>15,156924575917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2.4665089756629" calcext:value-type="float">
            <text:p>12,4665089756629</text:p>
          </table:table-cell>
          <table:table-cell office:value-type="float" office:value="12.187878842826" calcext:value-type="float">
            <text:p>12,187878842826</text:p>
          </table:table-cell>
          <table:table-cell office:value-type="float" office:value="11.912532352926" calcext:value-type="float">
            <text:p>11,912532352926</text:p>
          </table:table-cell>
          <table:table-cell office:value-type="float" office:value="14.6378869412516" calcext:value-type="float">
            <text:p>14,6378869412516</text:p>
          </table:table-cell>
          <table:table-cell office:value-type="float" office:value="14.9168844561346" calcext:value-type="float">
            <text:p>14,9168844561346</text:p>
          </table:table-cell>
          <table:table-cell office:value-type="float" office:value="15.1992079465106" calcext:value-type="float">
            <text:p>15,199207946510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2.5041133504583" calcext:value-type="float">
            <text:p>12,5041133504583</text:p>
          </table:table-cell>
          <table:table-cell office:value-type="float" office:value="12.2109278986878" calcext:value-type="float">
            <text:p>12,2109278986878</text:p>
          </table:table-cell>
          <table:table-cell office:value-type="float" office:value="11.9211670662422" calcext:value-type="float">
            <text:p>11,9211670662422</text:p>
          </table:table-cell>
          <table:table-cell office:value-type="float" office:value="14.6508936024195" calcext:value-type="float">
            <text:p>14,6508936024195</text:p>
          </table:table-cell>
          <table:table-cell office:value-type="float" office:value="14.9444725098909" calcext:value-type="float">
            <text:p>14,9444725098909</text:p>
          </table:table-cell>
          <table:table-cell office:value-type="float" office:value="15.2415208213546" calcext:value-type="float">
            <text:p>15,24152082135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5433556893935" calcext:value-type="float">
            <text:p>12,5433556893935</text:p>
          </table:table-cell>
          <table:table-cell office:value-type="float" office:value="12.2355890000603" calcext:value-type="float">
            <text:p>12,2355890000603</text:p>
          </table:table-cell>
          <table:table-cell office:value-type="float" office:value="11.9313954985642" calcext:value-type="float">
            <text:p>11,9313954985642</text:p>
          </table:table-cell>
          <table:table-cell office:value-type="float" office:value="14.663902042871" calcext:value-type="float">
            <text:p>14,663902042871</text:p>
          </table:table-cell>
          <table:table-cell office:value-type="float" office:value="14.9720727338284" calcext:value-type="float">
            <text:p>14,9720727338284</text:p>
          </table:table-cell>
          <table:table-cell office:value-type="float" office:value="15.2838638195327" calcext:value-type="float">
            <text:p>15,283863819532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.5836352718087" calcext:value-type="float">
            <text:p>12,5836352718087</text:p>
          </table:table-cell>
          <table:table-cell office:value-type="float" office:value="12.2612636757595" calcext:value-type="float">
            <text:p>12,2612636757595</text:p>
          </table:table-cell>
          <table:table-cell office:value-type="float" office:value="11.942621425378" calcext:value-type="float">
            <text:p>11,942621425378</text:p>
          </table:table-cell>
          <table:table-cell office:value-type="float" office:value="14.6769127106475" calcext:value-type="float">
            <text:p>14,6769127106475</text:p>
          </table:table-cell>
          <table:table-cell office:value-type="float" office:value="14.9996855396632" calcext:value-type="float">
            <text:p>14,9996855396632</text:p>
          </table:table-cell>
          <table:table-cell office:value-type="float" office:value="15.3262373377702" calcext:value-type="float">
            <text:p>15,326237337770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.6245760137336" calcext:value-type="float">
            <text:p>12,6245760137336</text:p>
          </table:table-cell>
          <table:table-cell office:value-type="float" office:value="12.2875775213474" calcext:value-type="float">
            <text:p>12,2875775213474</text:p>
          </table:table-cell>
          <table:table-cell office:value-type="float" office:value="11.9544721228484" calcext:value-type="float">
            <text:p>11,9544721228484</text:p>
          </table:table-cell>
          <table:table-cell office:value-type="float" office:value="14.6899258814614" calcext:value-type="float">
            <text:p>14,6899258814614</text:p>
          </table:table-cell>
          <table:table-cell office:value-type="float" office:value="15.0273111849292" calcext:value-type="float">
            <text:p>15,0273111849292</text:p>
          </table:table-cell>
          <table:table-cell office:value-type="float" office:value="15.3686416360365" calcext:value-type="float">
            <text:p>15,368641636036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2.6659424374323" calcext:value-type="float">
            <text:p>12,6659424374323</text:p>
          </table:table-cell>
          <table:table-cell office:value-type="float" office:value="12.3142962834886" calcext:value-type="float">
            <text:p>12,3142962834886</text:p>
          </table:table-cell>
          <table:table-cell office:value-type="float" office:value="11.9667145668276" calcext:value-type="float">
            <text:p>11,9667145668276</text:p>
          </table:table-cell>
          <table:table-cell office:value-type="float" office:value="14.7029417251613" calcext:value-type="float">
            <text:p>14,7029417251613</text:p>
          </table:table-cell>
          <table:table-cell office:value-type="float" office:value="15.0549498323802" calcext:value-type="float">
            <text:p>15,0549498323802</text:p>
          </table:table-cell>
          <table:table-cell office:value-type="float" office:value="15.4110768901962" calcext:value-type="float">
            <text:p>15,411076890196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2.7075870904807" calcext:value-type="float">
            <text:p>12,7075870904807</text:p>
          </table:table-cell>
          <table:table-cell office:value-type="float" office:value="12.3412733849615" calcext:value-type="float">
            <text:p>12,3412733849615</text:p>
          </table:table-cell>
          <table:table-cell office:value-type="float" office:value="11.9792030633477" calcext:value-type="float">
            <text:p>11,9792030633477</text:p>
          </table:table-cell>
          <table:table-cell office:value-type="float" office:value="14.7159603465605" calcext:value-type="float">
            <text:p>14,7159603465605</text:p>
          </table:table-cell>
          <table:table-cell office:value-type="float" office:value="15.0826015865042" calcext:value-type="float">
            <text:p>15,0826015865042</text:p>
          </table:table-cell>
          <table:table-cell office:value-type="float" office:value="15.4535432243965" calcext:value-type="float">
            <text:p>15,453543224396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2.7494176360408" calcext:value-type="float">
            <text:p>12,7494176360408</text:p>
          </table:table-cell>
          <table:table-cell office:value-type="float" office:value="12.3684171035796" calcext:value-type="float">
            <text:p>12,3684171035796</text:p>
          </table:table-cell>
          <table:table-cell office:value-type="float" office:value="11.9918465156432" calcext:value-type="float">
            <text:p>11,9918465156432</text:p>
          </table:table-cell>
          <table:table-cell office:value-type="float" office:value="14.7289818105178" calcext:value-type="float">
            <text:p>14,7289818105178</text:p>
          </table:table-cell>
          <table:table-cell office:value-type="float" office:value="15.1102665159705" calcext:value-type="float">
            <text:p>15,1102665159705</text:p>
          </table:table-cell>
          <table:table-cell office:value-type="float" office:value="15.4960407309919" calcext:value-type="float">
            <text:p>15,4960407309919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2.7913762513013" calcext:value-type="float">
            <text:p>12,7913762513013</text:p>
          </table:table-cell>
          <table:table-cell office:value-type="float" office:value="12.3956700407382" calcext:value-type="float">
            <text:p>12,3956700407382</text:p>
          </table:table-cell>
          <table:table-cell office:value-type="float" office:value="12.0045879622762" calcext:value-type="float">
            <text:p>12,0045879622762</text:p>
          </table:table-cell>
          <table:table-cell office:value-type="float" office:value="14.7420061573463" calcext:value-type="float">
            <text:p>14,7420061573463</text:p>
          </table:table-cell>
          <table:table-cell office:value-type="float" office:value="15.1379446674302" calcext:value-type="float">
            <text:p>15,1379446674302</text:p>
          </table:table-cell>
          <table:table-cell office:value-type="float" office:value="15.5385694828025" calcext:value-type="float">
            <text:p>15,5385694828025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2.8334267289509" calcext:value-type="float">
            <text:p>12,8334267289509</text:p>
          </table:table-cell>
          <table:table-cell office:value-type="float" office:value="12.4229962763185" calcext:value-type="float">
            <text:p>12,4229962763185</text:p>
          </table:table-cell>
          <table:table-cell office:value-type="float" office:value="12.0173917850038" calcext:value-type="float">
            <text:p>12,0173917850038</text:p>
          </table:table-cell>
          <table:table-cell office:value-type="float" office:value="14.755033412278" calcext:value-type="float">
            <text:p>14,755033412278</text:p>
          </table:table-cell>
          <table:table-cell office:value-type="float" office:value="15.1656360740004" calcext:value-type="float">
            <text:p>15,1656360740004</text:p>
          </table:table-cell>
          <table:table-cell office:value-type="float" office:value="15.5811295406564" calcext:value-type="float">
            <text:p>15,581129540656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2.8755464004662" calcext:value-type="float">
            <text:p>12,8755464004662</text:p>
          </table:table-cell>
          <table:table-cell office:value-type="float" office:value="12.4503733316478" calcext:value-type="float">
            <text:p>12,4503733316478</text:p>
          </table:table-cell>
          <table:table-cell office:value-type="float" office:value="12.0302357110195" calcext:value-type="float">
            <text:p>12,0302357110195</text:p>
          </table:table-cell>
          <table:table-cell office:value-type="float" office:value="14.7680635912798" calcext:value-type="float">
            <text:p>14,7680635912798</text:p>
          </table:table-cell>
          <table:table-cell office:value-type="float" office:value="15.1933407604807" calcext:value-type="float">
            <text:p>15,1933407604807</text:p>
          </table:table-cell>
          <table:table-cell office:value-type="float" office:value="15.6237209580315" calcext:value-type="float">
            <text:p>15,623720958031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2.9177210781272" calcext:value-type="float">
            <text:p>12,9177210781272</text:p>
          </table:table-cell>
          <table:table-cell office:value-type="float" office:value="12.4777871404019" calcext:value-type="float">
            <text:p>12,4777871404019</text:p>
          </table:table-cell>
          <table:table-cell office:value-type="float" office:value="12.0431058124291" calcext:value-type="float">
            <text:p>12,0431058124291</text:p>
          </table:table-cell>
          <table:table-cell office:value-type="float" office:value="14.7810967046262" calcext:value-type="float">
            <text:p>14,7810967046262</text:p>
          </table:table-cell>
          <table:table-cell office:value-type="float" office:value="15.2210587465616" calcext:value-type="float">
            <text:p>15,2210587465616</text:p>
          </table:table-cell>
          <table:table-cell office:value-type="float" office:value="15.666343783912" calcext:value-type="float">
            <text:p>15,66634378391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2.9599418871648" calcext:value-type="float">
            <text:p>12,9599418871648</text:p>
          </table:table-cell>
          <table:table-cell office:value-type="float" office:value="12.5052289014712" calcext:value-type="float">
            <text:p>12,5052289014712</text:p>
          </table:table-cell>
          <table:table-cell office:value-type="float" office:value="12.0559933795897" calcext:value-type="float">
            <text:p>12,0559933795897</text:p>
          </table:table-cell>
          <table:table-cell office:value-type="float" office:value="14.7941327590942" calcext:value-type="float">
            <text:p>14,7941327590942</text:p>
          </table:table-cell>
          <table:table-cell office:value-type="float" office:value="15.2487900487968" calcext:value-type="float">
            <text:p>15,2487900487968</text:p>
          </table:table-cell>
          <table:table-cell office:value-type="float" office:value="15.7089980645463" calcext:value-type="float">
            <text:p>15,7089980645463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3.002203281519" calcext:value-type="float">
            <text:p>13,002203281519</text:p>
          </table:table-cell>
          <table:table-cell office:value-type="float" office:value="12.5326931094011" calcext:value-type="float">
            <text:p>12,5326931094011</text:p>
          </table:table-cell>
          <table:table-cell office:value-type="float" office:value="12.0688929660422" calcext:value-type="float">
            <text:p>12,0688929660422</text:p>
          </table:table-cell>
          <table:table-cell office:value-type="float" office:value="14.8071717593121" calcext:value-type="float">
            <text:p>14,8071717593121</text:p>
          </table:table-cell>
          <table:table-cell office:value-type="float" office:value="15.2765346818158" calcext:value-type="float">
            <text:p>15,2765346818158</text:p>
          </table:table-cell>
          <table:table-cell office:value-type="float" office:value="15.7516838445296" calcext:value-type="float">
            <text:p>15,751683844529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3.0445018008566" calcext:value-type="float">
            <text:p>13,0445018008566</text:p>
          </table:table-cell>
          <table:table-cell office:value-type="float" office:value="12.5601763217102" calcext:value-type="float">
            <text:p>12,5601763217102</text:p>
          </table:table-cell>
          <table:table-cell office:value-type="float" office:value="12.0818011659881" calcext:value-type="float">
            <text:p>12,0818011659881</text:p>
          </table:table-cell>
          <table:table-cell office:value-type="float" office:value="14.8202137085881" calcext:value-type="float">
            <text:p>14,8202137085881</text:p>
          </table:table-cell>
          <table:table-cell office:value-type="float" office:value="15.3042926590708" calcext:value-type="float">
            <text:p>15,3042926590708</text:p>
          </table:table-cell>
          <table:table-cell office:value-type="float" office:value="15.7944011674701" calcext:value-type="float">
            <text:p>15,794401167470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3.0868352918627" calcext:value-type="float">
            <text:p>13,0868352918627</text:p>
          </table:table-cell>
          <table:table-cell office:value-type="float" office:value="12.5876763873501" calcext:value-type="float">
            <text:p>12,5876763873501</text:p>
          </table:table-cell>
          <table:table-cell office:value-type="float" office:value="12.0947158498104" calcext:value-type="float">
            <text:p>12,0947158498104</text:p>
          </table:table-cell>
          <table:table-cell office:value-type="float" office:value="14.8332586094196" calcext:value-type="float">
            <text:p>14,8332586094196</text:p>
          </table:table-cell>
          <table:table-cell office:value-type="float" office:value="15.3320639932946" calcext:value-type="float">
            <text:p>15,3320639932946</text:p>
          </table:table-cell>
          <table:table-cell office:value-type="float" office:value="15.8371500763993" calcext:value-type="float">
            <text:p>15,837150076399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3.1292024203476" calcext:value-type="float">
            <text:p>13,1292024203476</text:p>
          </table:table-cell>
          <table:table-cell office:value-type="float" office:value="12.6151919637658" calcext:value-type="float">
            <text:p>12,6151919637658</text:p>
          </table:table-cell>
          <table:table-cell office:value-type="float" office:value="12.1076356860087" calcext:value-type="float">
            <text:p>12,1076356860087</text:p>
          </table:table-cell>
          <table:table-cell office:value-type="float" office:value="14.8463064638059" calcext:value-type="float">
            <text:p>14,8463064638059</text:p>
          </table:table-cell>
          <table:table-cell office:value-type="float" office:value="15.3598486967838" calcext:value-type="float">
            <text:p>15,3598486967838</text:p>
          </table:table-cell>
          <table:table-cell office:value-type="float" office:value="15.8799306140244" calcext:value-type="float">
            <text:p>15,879930614024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3.1716023655351" calcext:value-type="float">
            <text:p>13,1716023655351</text:p>
          </table:table-cell>
          <table:table-cell office:value-type="float" office:value="12.6427222145854" calcext:value-type="float">
            <text:p>12,6427222145854</text:p>
          </table:table-cell>
          <table:table-cell office:value-type="float" office:value="12.1205598422344" calcext:value-type="float">
            <text:p>12,1205598422344</text:p>
          </table:table-cell>
          <table:table-cell office:value-type="float" office:value="14.8593572734405" calcext:value-type="float">
            <text:p>14,8593572734405</text:p>
          </table:table-cell>
          <table:table-cell office:value-type="float" office:value="15.3876467815717" calcext:value-type="float">
            <text:p>15,3876467815717</text:p>
          </table:table-cell>
          <table:table-cell office:value-type="float" office:value="15.9227428228845" calcext:value-type="float">
            <text:p>15,922742822884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3.2140346284873" calcext:value-type="float">
            <text:p>13,2140346284873</text:p>
          </table:table-cell>
          <table:table-cell office:value-type="float" office:value="12.6702666203705" calcext:value-type="float">
            <text:p>12,6702666203705</text:p>
          </table:table-cell>
          <table:table-cell office:value-type="float" office:value="12.1334877983223" calcext:value-type="float">
            <text:p>12,1334877983223</text:p>
          </table:table-cell>
          <table:table-cell office:value-type="float" office:value="14.8724110398294" calcext:value-type="float">
            <text:p>14,8724110398294</text:p>
          </table:table-cell>
          <table:table-cell office:value-type="float" office:value="15.4154582595353" calcext:value-type="float">
            <text:p>15,4154582595353</text:p>
          </table:table-cell>
          <table:table-cell office:value-type="float" office:value="15.9655867454462" calcext:value-type="float">
            <text:p>15,965586745446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3.2564989120429" calcext:value-type="float">
            <text:p>13,2564989120429</text:p>
          </table:table-cell>
          <table:table-cell office:value-type="float" office:value="12.6978248601347" calcext:value-type="float">
            <text:p>12,6978248601347</text:p>
          </table:table-cell>
          <table:table-cell office:value-type="float" office:value="12.1464192293618" calcext:value-type="float">
            <text:p>12,1464192293618</text:p>
          </table:table-cell>
          <table:table-cell office:value-type="float" office:value="14.8854677643635" calcext:value-type="float">
            <text:p>14,8854677643635</text:p>
          </table:table-cell>
          <table:table-cell office:value-type="float" office:value="15.4432831424612" calcext:value-type="float">
            <text:p>15,4432831424612</text:p>
          </table:table-cell>
          <table:table-cell office:value-type="float" office:value="16.0084624241628" calcext:value-type="float">
            <text:p>16,0084624241628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3.2989950455671" calcext:value-type="float">
            <text:p>13,2989950455671</text:p>
          </table:table-cell>
          <table:table-cell office:value-type="float" office:value="12.7253967371654" calcext:value-type="float">
            <text:p>12,7253967371654</text:p>
          </table:table-cell>
          <table:table-cell office:value-type="float" office:value="12.1593539325667" calcext:value-type="float">
            <text:p>12,1593539325667</text:p>
          </table:table-cell>
          <table:table-cell office:value-type="float" office:value="14.8985274483632" calcext:value-type="float">
            <text:p>14,8985274483632</text:p>
          </table:table-cell>
          <table:table-cell office:value-type="float" office:value="15.4711214420858" calcext:value-type="float">
            <text:p>15,4711214420858</text:p>
          </table:table-cell>
          <table:table-cell office:value-type="float" office:value="16.0513699015108" calcext:value-type="float">
            <text:p>16,051369901510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3.3415229377835" calcext:value-type="float">
            <text:p>13,3415229377835</text:p>
          </table:table-cell>
          <table:table-cell office:value-type="float" office:value="12.7529821325773" calcext:value-type="float">
            <text:p>12,7529821325773</text:p>
          </table:table-cell>
          <table:table-cell office:value-type="float" office:value="12.1722917815375" calcext:value-type="float">
            <text:p>12,1722917815375</text:p>
          </table:table-cell>
          <table:table-cell office:value-type="float" office:value="14.911590093106" calcext:value-type="float">
            <text:p>14,911590093106</text:p>
          </table:table-cell>
          <table:table-cell office:value-type="float" office:value="15.4989731701204" calcext:value-type="float">
            <text:p>15,4989731701204</text:p>
          </table:table-cell>
          <table:table-cell office:value-type="float" office:value="16.0943092200127" calcext:value-type="float">
            <text:p>16,094309220012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3.3840825472054" calcext:value-type="float">
            <text:p>13,3840825472054</text:p>
          </table:table-cell>
          <table:table-cell office:value-type="float" office:value="12.780580976231" calcext:value-type="float">
            <text:p>12,780580976231</text:p>
          </table:table-cell>
          <table:table-cell office:value-type="float" office:value="12.1852326976546" calcext:value-type="float">
            <text:p>12,1852326976546</text:p>
          </table:table-cell>
          <table:table-cell office:value-type="float" office:value="14.9246556998431" calcext:value-type="float">
            <text:p>14,9246556998431</text:p>
          </table:table-cell>
          <table:table-cell office:value-type="float" office:value="15.5268383382664" calcext:value-type="float">
            <text:p>15,5268383382664</text:p>
          </table:table-cell>
          <table:table-cell office:value-type="float" office:value="16.1372804222507" calcext:value-type="float">
            <text:p>16,137280422250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3.4266738635989" calcext:value-type="float">
            <text:p>13,4266738635989</text:p>
          </table:table-cell>
          <table:table-cell office:value-type="float" office:value="12.8081932285215" calcext:value-type="float">
            <text:p>12,8081932285215</text:p>
          </table:table-cell>
          <table:table-cell office:value-type="float" office:value="12.1981766321857" calcext:value-type="float">
            <text:p>12,1981766321857</text:p>
          </table:table-cell>
          <table:table-cell office:value-type="float" office:value="14.93772426981" calcext:value-type="float">
            <text:p>14,93772426981</text:p>
          </table:table-cell>
          <table:table-cell office:value-type="float" office:value="15.5547169582247" calcext:value-type="float">
            <text:p>15,5547169582247</text:p>
          </table:table-cell>
          <table:table-cell office:value-type="float" office:value="16.1802835508756" calcext:value-type="float">
            <text:p>16,180283550875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3.4692968963601" calcext:value-type="float">
            <text:p>13,4692968963601</text:p>
          </table:table-cell>
          <table:table-cell office:value-type="float" office:value="12.8358188689738" calcext:value-type="float">
            <text:p>12,8358188689738</text:p>
          </table:table-cell>
          <table:table-cell office:value-type="float" office:value="12.211123555094" calcext:value-type="float">
            <text:p>12,211123555094</text:p>
          </table:table-cell>
          <table:table-cell office:value-type="float" office:value="14.9507958042327" calcext:value-type="float">
            <text:p>14,9507958042327</text:p>
          </table:table-cell>
          <table:table-cell office:value-type="float" office:value="15.5826090417017" calcext:value-type="float">
            <text:p>15,5826090417017</text:p>
          </table:table-cell>
          <table:table-cell office:value-type="float" office:value="16.223318648612" calcext:value-type="float">
            <text:p>16,22331864861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3.5119516672274" calcext:value-type="float">
            <text:p>13,5119516672274</text:p>
          </table:table-cell>
          <table:table-cell office:value-type="float" office:value="12.8634578891008" calcext:value-type="float">
            <text:p>12,8634578891008</text:p>
          </table:table-cell>
          <table:table-cell office:value-type="float" office:value="12.2240734480383" calcext:value-type="float">
            <text:p>12,2240734480383</text:p>
          </table:table-cell>
          <table:table-cell office:value-type="float" office:value="14.9638703043319" calcext:value-type="float">
            <text:p>14,9638703043319</text:p>
          </table:table-cell>
          <table:table-cell office:value-type="float" office:value="15.6105146004128" calcext:value-type="float">
            <text:p>15,6105146004128</text:p>
          </table:table-cell>
          <table:table-cell office:value-type="float" office:value="16.2663857582619" calcext:value-type="float">
            <text:p>16,2663857582619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3.5546382057119" calcext:value-type="float">
            <text:p>13,5546382057119</text:p>
          </table:table-cell>
          <table:table-cell office:value-type="float" office:value="12.8911102879301" calcext:value-type="float">
            <text:p>12,8911102879301</text:p>
          </table:table-cell>
          <table:table-cell office:value-type="float" office:value="12.2370262999934" calcext:value-type="float">
            <text:p>12,2370262999934</text:p>
          </table:table-cell>
          <table:table-cell office:value-type="float" office:value="14.9769477713248" calcext:value-type="float">
            <text:p>14,9769477713248</text:p>
          </table:table-cell>
          <table:table-cell office:value-type="float" office:value="15.6384336460844" calcext:value-type="float">
            <text:p>15,6384336460844</text:p>
          </table:table-cell>
          <table:table-cell office:value-type="float" office:value="16.3094849227071" calcext:value-type="float">
            <text:p>16,309484922707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3.5973565462309" calcext:value-type="float">
            <text:p>13,5973565462309</text:p>
          </table:table-cell>
          <table:table-cell office:value-type="float" office:value="12.9187760692022" calcext:value-type="float">
            <text:p>12,9187760692022</text:p>
          </table:table-cell>
          <table:table-cell office:value-type="float" office:value="12.2499821045117" calcext:value-type="float">
            <text:p>12,2499821045117</text:p>
          </table:table-cell>
          <table:table-cell office:value-type="float" office:value="14.9900282064272" calcext:value-type="float">
            <text:p>14,9900282064272</text:p>
          </table:table-cell>
          <table:table-cell office:value-type="float" office:value="15.6663661904556" calcext:value-type="float">
            <text:p>15,6663661904556</text:p>
          </table:table-cell>
          <table:table-cell office:value-type="float" office:value="16.3526161849103" calcext:value-type="float">
            <text:p>16,352616184910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3.6401067263103" calcext:value-type="float">
            <text:p>13,6401067263103</text:p>
          </table:table-cell>
          <table:table-cell office:value-type="float" office:value="12.9464552396154" calcext:value-type="float">
            <text:p>12,9464552396154</text:p>
          </table:table-cell>
          <table:table-cell office:value-type="float" office:value="12.2629408580094" calcext:value-type="float">
            <text:p>12,2629408580094</text:p>
          </table:table-cell>
          <table:table-cell office:value-type="float" office:value="15.0031116108541" calcext:value-type="float">
            <text:p>15,0031116108541</text:p>
          </table:table-cell>
          <table:table-cell office:value-type="float" office:value="15.6943122452788" calcext:value-type="float">
            <text:p>15,6943122452788</text:p>
          </table:table-cell>
          <table:table-cell office:value-type="float" office:value="16.3957795879161" calcext:value-type="float">
            <text:p>16,395779587916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3.682888785458" calcext:value-type="float">
            <text:p>13,682888785458</text:p>
          </table:table-cell>
          <table:table-cell office:value-type="float" office:value="12.9741478077269" calcext:value-type="float">
            <text:p>12,9741478077269</text:p>
          </table:table-cell>
          <table:table-cell office:value-type="float" office:value="12.2759025586945" calcext:value-type="float">
            <text:p>12,2759025586945</text:p>
          </table:table-cell>
          <table:table-cell office:value-type="float" office:value="15.0161979858205" calcext:value-type="float">
            <text:p>15,0161979858205</text:p>
          </table:table-cell>
          <table:table-cell office:value-type="float" office:value="15.7222718223206" calcext:value-type="float">
            <text:p>15,7222718223206</text:p>
          </table:table-cell>
          <table:table-cell office:value-type="float" office:value="16.4389751748519" calcext:value-type="float">
            <text:p>16,438975174851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3.7257027644557" calcext:value-type="float">
            <text:p>13,7257027644557</text:p>
          </table:table-cell>
          <table:table-cell office:value-type="float" office:value="13.0018537832639" calcext:value-type="float">
            <text:p>13,0018537832639</text:p>
          </table:table-cell>
          <table:table-cell office:value-type="float" office:value="12.2888672058963" calcext:value-type="float">
            <text:p>12,2888672058963</text:p>
          </table:table-cell>
          <table:table-cell office:value-type="float" office:value="15.0292873325412" calcext:value-type="float">
            <text:p>15,0292873325412</text:p>
          </table:table-cell>
          <table:table-cell office:value-type="float" office:value="15.7502449333618" calcext:value-type="float">
            <text:p>15,7502449333618</text:p>
          </table:table-cell>
          <table:table-cell office:value-type="float" office:value="16.4822029889281" calcext:value-type="float">
            <text:p>16,482202988928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3.7685487049159" calcext:value-type="float">
            <text:p>13,7685487049159</text:p>
          </table:table-cell>
          <table:table-cell office:value-type="float" office:value="13.0295731766922" calcext:value-type="float">
            <text:p>13,0295731766922</text:p>
          </table:table-cell>
          <table:table-cell office:value-type="float" office:value="12.3018347996461" calcext:value-type="float">
            <text:p>12,3018347996461</text:p>
          </table:table-cell>
          <table:table-cell office:value-type="float" office:value="15.0423796522317" calcext:value-type="float">
            <text:p>15,0423796522317</text:p>
          </table:table-cell>
          <table:table-cell office:value-type="float" office:value="15.7782315901975" calcext:value-type="float">
            <text:p>15,7782315901975</text:p>
          </table:table-cell>
          <table:table-cell office:value-type="float" office:value="16.5254630734388" calcext:value-type="float">
            <text:p>16,525463073438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3.8114266490038" calcext:value-type="float">
            <text:p>13,8114266490038</text:p>
          </table:table-cell>
          <table:table-cell office:value-type="float" office:value="13.057305998946" calcext:value-type="float">
            <text:p>13,057305998946</text:p>
          </table:table-cell>
          <table:table-cell office:value-type="float" office:value="12.3148053404145" calcext:value-type="float">
            <text:p>12,3148053404145</text:p>
          </table:table-cell>
          <table:table-cell office:value-type="float" office:value="15.055474946108" calcext:value-type="float">
            <text:p>15,055474946108</text:p>
          </table:table-cell>
          <table:table-cell office:value-type="float" office:value="15.8062318046377" calcext:value-type="float">
            <text:p>15,8062318046377</text:p>
          </table:table-cell>
          <table:table-cell office:value-type="float" office:value="16.5687554717618" calcext:value-type="float">
            <text:p>16,568755471761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3.8543366392621" calcext:value-type="float">
            <text:p>13,8543366392621</text:p>
          </table:table-cell>
          <table:table-cell office:value-type="float" office:value="13.0850522612583" calcext:value-type="float">
            <text:p>13,0850522612583</text:p>
          </table:table-cell>
          <table:table-cell office:value-type="float" office:value="12.3277788289473" calcext:value-type="float">
            <text:p>12,3277788289473</text:p>
          </table:table-cell>
          <table:table-cell office:value-type="float" office:value="15.0685732153863" calcext:value-type="float">
            <text:p>15,0685732153863</text:p>
          </table:table-cell>
          <table:table-cell office:value-type="float" office:value="15.8342455885071" calcext:value-type="float">
            <text:p>15,8342455885071</text:p>
          </table:table-cell>
          <table:table-cell office:value-type="float" office:value="16.6120802273593" calcext:value-type="float">
            <text:p>16,612080227359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3.8972787185024" calcext:value-type="float">
            <text:p>13,8972787185024</text:p>
          </table:table-cell>
          <table:table-cell office:value-type="float" office:value="13.1128119750554" calcext:value-type="float">
            <text:p>13,1128119750554</text:p>
          </table:table-cell>
          <table:table-cell office:value-type="float" office:value="12.3407552661625" calcext:value-type="float">
            <text:p>12,3407552661625</text:p>
          </table:table-cell>
          <table:table-cell office:value-type="float" office:value="15.081674461284" calcext:value-type="float">
            <text:p>15,081674461284</text:p>
          </table:table-cell>
          <table:table-cell office:value-type="float" office:value="15.8622729536453" calcext:value-type="float">
            <text:p>15,8622729536453</text:p>
          </table:table-cell>
          <table:table-cell office:value-type="float" office:value="16.6554373837776" calcext:value-type="float">
            <text:p>16,655437383777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3.9402529297359" calcext:value-type="float">
            <text:p>13,9402529297359</text:p>
          </table:table-cell>
          <table:table-cell office:value-type="float" office:value="13.1405851518895" calcext:value-type="float">
            <text:p>13,1405851518895</text:p>
          </table:table-cell>
          <table:table-cell office:value-type="float" office:value="12.3537346530868" calcext:value-type="float">
            <text:p>12,3537346530868</text:p>
          </table:table-cell>
          <table:table-cell office:value-type="float" office:value="15.0947786850189" calcext:value-type="float">
            <text:p>15,0947786850189</text:p>
          </table:table-cell>
          <table:table-cell office:value-type="float" office:value="15.8903139119066" calcext:value-type="float">
            <text:p>15,8903139119066</text:p>
          </table:table-cell>
          <table:table-cell office:value-type="float" office:value="16.6988269846477" calcext:value-type="float">
            <text:p>16,6988269846477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3.9832593161309" calcext:value-type="float">
            <text:p>13,9832593161309</text:p>
          </table:table-cell>
          <table:table-cell office:value-type="float" office:value="13.1683718033981" calcext:value-type="float">
            <text:p>13,1683718033981</text:p>
          </table:table-cell>
          <table:table-cell office:value-type="float" office:value="12.3667169908143" calcext:value-type="float">
            <text:p>12,3667169908143</text:p>
          </table:table-cell>
          <table:table-cell office:value-type="float" office:value="15.1078858878093" calcext:value-type="float">
            <text:p>15,1078858878093</text:p>
          </table:table-cell>
          <table:table-cell office:value-type="float" office:value="15.9183684751603" calcext:value-type="float">
            <text:p>15,9183684751603</text:p>
          </table:table-cell>
          <table:table-cell office:value-type="float" office:value="16.7422490736858" calcext:value-type="float">
            <text:p>16,742249073685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4.0262979209857" calcext:value-type="float">
            <text:p>14,0262979209857</text:p>
          </table:table-cell>
          <table:table-cell office:value-type="float" office:value="13.196171941277" calcext:value-type="float">
            <text:p>13,196171941277</text:p>
          </table:table-cell>
          <table:table-cell office:value-type="float" office:value="12.3797022804823" calcext:value-type="float">
            <text:p>12,3797022804823</text:p>
          </table:table-cell>
          <table:table-cell office:value-type="float" office:value="15.1209960708745" calcext:value-type="float">
            <text:p>15,1209960708745</text:p>
          </table:table-cell>
          <table:table-cell office:value-type="float" office:value="15.9464366552907" calcext:value-type="float">
            <text:p>15,9464366552907</text:p>
          </table:table-cell>
          <table:table-cell office:value-type="float" office:value="16.7857036946928" calcext:value-type="float">
            <text:p>16,7857036946928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4.0693687877116" calcext:value-type="float">
            <text:p>14,0693687877116</text:p>
          </table:table-cell>
          <table:table-cell office:value-type="float" office:value="13.2239855772647" calcext:value-type="float">
            <text:p>13,2239855772647</text:p>
          </table:table-cell>
          <table:table-cell office:value-type="float" office:value="12.3926905232549" calcext:value-type="float">
            <text:p>12,3926905232549</text:p>
          </table:table-cell>
          <table:table-cell office:value-type="float" office:value="15.1341092354345" calcext:value-type="float">
            <text:p>15,1341092354345</text:p>
          </table:table-cell>
          <table:table-cell office:value-type="float" office:value="15.9745184641971" calcext:value-type="float">
            <text:p>15,9745184641971</text:p>
          </table:table-cell>
          <table:table-cell office:value-type="float" office:value="16.8291908915552" calcext:value-type="float">
            <text:p>16,829190891555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4.112471959823" calcext:value-type="float">
            <text:p>14,112471959823</text:p>
          </table:table-cell>
          <table:table-cell office:value-type="float" office:value="13.2518127231315" calcext:value-type="float">
            <text:p>13,2518127231315</text:p>
          </table:table-cell>
          <table:table-cell office:value-type="float" office:value="12.4056817203136" calcext:value-type="float">
            <text:p>12,4056817203136</text:p>
          </table:table-cell>
          <table:table-cell office:value-type="float" office:value="15.1472253827098" calcext:value-type="float">
            <text:p>15,1472253827098</text:p>
          </table:table-cell>
          <table:table-cell office:value-type="float" office:value="16.0026139137938" calcext:value-type="float">
            <text:p>16,0026139137938</text:p>
          </table:table-cell>
          <table:table-cell office:value-type="float" office:value="16.8727107082449" calcext:value-type="float">
            <text:p>16,872710708244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4.1556074809304" calcext:value-type="float">
            <text:p>14,1556074809304</text:p>
          </table:table-cell>
          <table:table-cell office:value-type="float" office:value="13.2796533906735" calcext:value-type="float">
            <text:p>13,2796533906735</text:p>
          </table:table-cell>
          <table:table-cell office:value-type="float" office:value="12.4186758728505" calcext:value-type="float">
            <text:p>12,4186758728505</text:p>
          </table:table-cell>
          <table:table-cell office:value-type="float" office:value="15.1603445139218" calcext:value-type="float">
            <text:p>15,1603445139218</text:p>
          </table:table-cell>
          <table:table-cell office:value-type="float" office:value="16.03072301601" calcext:value-type="float">
            <text:p>16,03072301601</text:p>
          </table:table-cell>
          <table:table-cell office:value-type="float" office:value="16.9162631888195" calcext:value-type="float">
            <text:p>16,9162631888195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4.1987753947364" calcext:value-type="float">
            <text:p>14,1987753947364</text:p>
          </table:table-cell>
          <table:table-cell office:value-type="float" office:value="13.3075075917087" calcext:value-type="float">
            <text:p>13,3075075917087</text:p>
          </table:table-cell>
          <table:table-cell office:value-type="float" office:value="12.4316729820655" calcext:value-type="float">
            <text:p>12,4316729820655</text:p>
          </table:table-cell>
          <table:table-cell office:value-type="float" office:value="15.1734666302925" calcext:value-type="float">
            <text:p>15,1734666302925</text:p>
          </table:table-cell>
          <table:table-cell office:value-type="float" office:value="16.0588457827902" calcext:value-type="float">
            <text:p>16,0588457827902</text:p>
          </table:table-cell>
          <table:table-cell office:value-type="float" office:value="16.9598483774228" calcext:value-type="float">
            <text:p>16,9598483774228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4.2419757450336" calcext:value-type="float">
            <text:p>14,2419757450336</text:p>
          </table:table-cell>
          <table:table-cell office:value-type="float" office:value="13.335375338074" calcext:value-type="float">
            <text:p>13,335375338074</text:p>
          </table:table-cell>
          <table:table-cell office:value-type="float" office:value="12.4446730491627" calcext:value-type="float">
            <text:p>12,4446730491627</text:p>
          </table:table-cell>
          <table:table-cell office:value-type="float" office:value="15.1865917330447" calcext:value-type="float">
            <text:p>15,1865917330447</text:p>
          </table:table-cell>
          <table:table-cell office:value-type="float" office:value="16.0869822260939" calcext:value-type="float">
            <text:p>16,0869822260939</text:p>
          </table:table-cell>
          <table:table-cell office:value-type="float" office:value="17.0034663182846" calcext:value-type="float">
            <text:p>17,003466318284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4.2852085757031" calcext:value-type="float">
            <text:p>14,2852085757031</text:p>
          </table:table-cell>
          <table:table-cell office:value-type="float" office:value="13.3632566416241" calcext:value-type="float">
            <text:p>13,3632566416241</text:p>
          </table:table-cell>
          <table:table-cell office:value-type="float" office:value="12.4576760753498" calcext:value-type="float">
            <text:p>12,4576760753498</text:p>
          </table:table-cell>
          <table:table-cell office:value-type="float" office:value="15.1997198234019" calcext:value-type="float">
            <text:p>15,1997198234019</text:p>
          </table:table-cell>
          <table:table-cell office:value-type="float" office:value="16.1151323578957" calcext:value-type="float">
            <text:p>16,1151323578957</text:p>
          </table:table-cell>
          <table:table-cell office:value-type="float" office:value="17.0471170557213" calcext:value-type="float">
            <text:p>17,047117055721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4.3284739307133" calcext:value-type="float">
            <text:p>14,3284739307133</text:p>
          </table:table-cell>
          <table:table-cell office:value-type="float" office:value="13.3911515142304" calcext:value-type="float">
            <text:p>13,3911515142304</text:p>
          </table:table-cell>
          <table:table-cell office:value-type="float" office:value="12.4706820618365" calcext:value-type="float">
            <text:p>12,4706820618365</text:p>
          </table:table-cell>
          <table:table-cell office:value-type="float" office:value="15.2128509025883" calcext:value-type="float">
            <text:p>15,2128509025883</text:p>
          </table:table-cell>
          <table:table-cell office:value-type="float" office:value="16.1432961901854" calcext:value-type="float">
            <text:p>16,1432961901854</text:p>
          </table:table-cell>
          <table:table-cell office:value-type="float" office:value="17.0908006341358" calcext:value-type="float">
            <text:p>17,0908006341358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4.3717718541199" calcext:value-type="float">
            <text:p>14,3717718541199</text:p>
          </table:table-cell>
          <table:table-cell office:value-type="float" office:value="13.4190599677802" calcext:value-type="float">
            <text:p>13,4190599677802</text:p>
          </table:table-cell>
          <table:table-cell office:value-type="float" office:value="12.4836910098345" calcext:value-type="float">
            <text:p>12,4836910098345</text:p>
          </table:table-cell>
          <table:table-cell office:value-type="float" office:value="15.225984971829" calcext:value-type="float">
            <text:p>15,225984971829</text:p>
          </table:table-cell>
          <table:table-cell office:value-type="float" office:value="16.1714737349678" calcext:value-type="float">
            <text:p>16,1714737349678</text:p>
          </table:table-cell>
          <table:table-cell office:value-type="float" office:value="17.134517098018" calcext:value-type="float">
            <text:p>17,134517098018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4.4151023900654" calcext:value-type="float">
            <text:p>14,4151023900654</text:p>
          </table:table-cell>
          <table:table-cell office:value-type="float" office:value="13.4469820141769" calcext:value-type="float">
            <text:p>13,4469820141769</text:p>
          </table:table-cell>
          <table:table-cell office:value-type="float" office:value="12.4967029205567" calcext:value-type="float">
            <text:p>12,4967029205567</text:p>
          </table:table-cell>
          <table:table-cell office:value-type="float" office:value="15.2391220323495" calcext:value-type="float">
            <text:p>15,2391220323495</text:p>
          </table:table-cell>
          <table:table-cell office:value-type="float" office:value="16.1996650042632" calcext:value-type="float">
            <text:p>16,1996650042632</text:p>
          </table:table-cell>
          <table:table-cell office:value-type="float" office:value="17.1782664919447" calcext:value-type="float">
            <text:p>17,178266491944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4.4584655827794" calcext:value-type="float">
            <text:p>14,4584655827794</text:p>
          </table:table-cell>
          <table:table-cell office:value-type="float" office:value="13.4749176653388" calcext:value-type="float">
            <text:p>13,4749176653388</text:p>
          </table:table-cell>
          <table:table-cell office:value-type="float" office:value="12.5097177952171" calcext:value-type="float">
            <text:p>12,5097177952171</text:p>
          </table:table-cell>
          <table:table-cell office:value-type="float" office:value="15.2522620853762" calcext:value-type="float">
            <text:p>15,2522620853762</text:p>
          </table:table-cell>
          <table:table-cell office:value-type="float" office:value="16.2278700101069" calcext:value-type="float">
            <text:p>16,2278700101069</text:p>
          </table:table-cell>
          <table:table-cell office:value-type="float" office:value="17.2220488605802" calcext:value-type="float">
            <text:p>17,2220488605802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4.5018614765783" calcext:value-type="float">
            <text:p>14,5018614765783</text:p>
          </table:table-cell>
          <table:table-cell office:value-type="float" office:value="13.5028669332" calcext:value-type="float">
            <text:p>13,5028669332</text:p>
          </table:table-cell>
          <table:table-cell office:value-type="float" office:value="12.5227356350306" calcext:value-type="float">
            <text:p>12,5227356350306</text:p>
          </table:table-cell>
          <table:table-cell office:value-type="float" office:value="15.2654051321364" calcext:value-type="float">
            <text:p>15,2654051321364</text:p>
          </table:table-cell>
          <table:table-cell office:value-type="float" office:value="16.2560887645495" calcext:value-type="float">
            <text:p>16,2560887645495</text:p>
          </table:table-cell>
          <table:table-cell office:value-type="float" office:value="17.2658642486763" calcext:value-type="float">
            <text:p>17,2658642486763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4.5452901158655" calcext:value-type="float">
            <text:p>14,5452901158655</text:p>
          </table:table-cell>
          <table:table-cell office:value-type="float" office:value="13.5308298297098" calcext:value-type="float">
            <text:p>13,5308298297098</text:p>
          </table:table-cell>
          <table:table-cell office:value-type="float" office:value="12.5357564412132" calcext:value-type="float">
            <text:p>12,5357564412132</text:p>
          </table:table-cell>
          <table:table-cell office:value-type="float" office:value="15.2785511738578" calcext:value-type="float">
            <text:p>15,2785511738578</text:p>
          </table:table-cell>
          <table:table-cell office:value-type="float" office:value="16.2843212796569" calcext:value-type="float">
            <text:p>16,2843212796569</text:p>
          </table:table-cell>
          <table:table-cell office:value-type="float" office:value="17.3097127010726" calcext:value-type="float">
            <text:p>17,309712701072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4.5887515451319" calcext:value-type="float">
            <text:p>14,5887515451319</text:p>
          </table:table-cell>
          <table:table-cell office:value-type="float" office:value="13.5588063668328" calcext:value-type="float">
            <text:p>13,5588063668328</text:p>
          </table:table-cell>
          <table:table-cell office:value-type="float" office:value="12.5487802149814" calcext:value-type="float">
            <text:p>12,5487802149814</text:p>
          </table:table-cell>
          <table:table-cell office:value-type="float" office:value="15.291700211769" calcext:value-type="float">
            <text:p>15,291700211769</text:p>
          </table:table-cell>
          <table:table-cell office:value-type="float" office:value="16.3125675675102" calcext:value-type="float">
            <text:p>16,3125675675102</text:p>
          </table:table-cell>
          <table:table-cell office:value-type="float" office:value="17.3535942626966" calcext:value-type="float">
            <text:p>17,3535942626966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4.6322458089557" calcext:value-type="float">
            <text:p>14,6322458089557</text:p>
          </table:table-cell>
          <table:table-cell office:value-type="float" office:value="13.5867965565485" calcext:value-type="float">
            <text:p>13,5867965565485</text:p>
          </table:table-cell>
          <table:table-cell office:value-type="float" office:value="12.5618069575527" calcext:value-type="float">
            <text:p>12,5618069575527</text:p>
          </table:table-cell>
          <table:table-cell office:value-type="float" office:value="15.3048522470993" calcext:value-type="float">
            <text:p>15,3048522470993</text:p>
          </table:table-cell>
          <table:table-cell office:value-type="float" office:value="16.340827640206" calcext:value-type="float">
            <text:p>16,340827640206</text:p>
          </table:table-cell>
          <table:table-cell office:value-type="float" office:value="17.3975089785639" calcext:value-type="float">
            <text:p>17,3975089785639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4.6757729520026" calcext:value-type="float">
            <text:p>14,6757729520026</text:p>
          </table:table-cell>
          <table:table-cell office:value-type="float" office:value="13.6148004108521" calcext:value-type="float">
            <text:p>13,6148004108521</text:p>
          </table:table-cell>
          <table:table-cell office:value-type="float" office:value="12.5748366701454" calcext:value-type="float">
            <text:p>12,5748366701454</text:p>
          </table:table-cell>
          <table:table-cell office:value-type="float" office:value="15.3180072810788" calcext:value-type="float">
            <text:p>15,3180072810788</text:p>
          </table:table-cell>
          <table:table-cell office:value-type="float" office:value="16.3691015098561" calcext:value-type="float">
            <text:p>16,3691015098561</text:p>
          </table:table-cell>
          <table:table-cell office:value-type="float" office:value="17.4414568937789" calcext:value-type="float">
            <text:p>17,4414568937789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4.7193330190262" calcext:value-type="float">
            <text:p>14,7193330190262</text:p>
          </table:table-cell>
          <table:table-cell office:value-type="float" office:value="13.6428179417538" calcext:value-type="float">
            <text:p>13,6428179417538</text:p>
          </table:table-cell>
          <table:table-cell office:value-type="float" office:value="12.5878693539784" calcext:value-type="float">
            <text:p>12,5878693539784</text:p>
          </table:table-cell>
          <table:table-cell office:value-type="float" office:value="15.3311653149383" calcext:value-type="float">
            <text:p>15,3311653149383</text:p>
          </table:table-cell>
          <table:table-cell office:value-type="float" office:value="16.3973891885877" calcext:value-type="float">
            <text:p>16,3973891885877</text:p>
          </table:table-cell>
          <table:table-cell office:value-type="float" office:value="17.4854380535343" calcext:value-type="float">
            <text:p>17,48543805353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.7629260548682" calcext:value-type="float">
            <text:p>14,7629260548682</text:p>
          </table:table-cell>
          <table:table-cell office:value-type="float" office:value="13.6708491612791" calcext:value-type="float">
            <text:p>13,6708491612791</text:p>
          </table:table-cell>
          <table:table-cell office:value-type="float" office:value="12.6009050102713" calcext:value-type="float">
            <text:p>12,6009050102713</text:p>
          </table:table-cell>
          <table:table-cell office:value-type="float" office:value="15.3443263499092" calcext:value-type="float">
            <text:p>15,3443263499092</text:p>
          </table:table-cell>
          <table:table-cell office:value-type="float" office:value="16.4256906885436" calcext:value-type="float">
            <text:p>16,4256906885436</text:p>
          </table:table-cell>
          <table:table-cell office:value-type="float" office:value="17.5294525031119" calcext:value-type="float">
            <text:p>17,5294525031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08:09:23.432000000</meta:creation-date>
    <dc:date>2024-06-28T09:14:02.986000000</dc:date>
    <meta:editing-duration>PT1H4M40S</meta:editing-duration>
    <meta:editing-cycles>1</meta:editing-cycles>
    <meta:document-statistic meta:table-count="1" meta:cell-count="539" meta:object-count="1"/>
    <meta:generator>LibreOffice/7.6.7.2$Windows_X86_64 LibreOffice_project/dd47e4b30cb7dab30588d6c79c651f218165e3c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211cm" svg:height="25.467cm" xlink:href=".." xlink:type="simple" chart:class="chart:line" chart:style-name="ch1">
        <chart:legend chart:legend-position="end" svg:x="39.263cm" svg:y="11.189cm" style:legend-expansion="high" chart:style-name="ch2"/>
        <chart:plot-area chart:style-name="ch3" table:cell-range-address="Tabelle1.A1:Tabelle1.G81" chart:data-source-has-labels="both" svg:x="1.915cm" svg:y="0.509cm" svg:width="36.444cm" svg:height="23.468cm">
          <chart:coordinate-region svg:x="2.536cm" svg:y="0.708cm" svg:width="35.823cm" svg:height="22.215cm"/>
          <chart:axis chart:dimension="x" chart:name="primary-x" chart:style-name="ch4" chartooo:axis-type="auto">
            <chartooo:date-scale/>
            <chart:title svg:x="19.815cm" svg:y="24.486cm" chart:style-name="ch5">
              <text:p>Zeit</text:p>
            </chart:title>
            <chart:categories table:cell-range-address="Tabelle1.A2:Tabelle1.A81"/>
          </chart:axis>
          <chart:axis chart:dimension="y" chart:name="primary-y" chart:style-name="ch4">
            <chart:title svg:x="0.451cm" svg:y="14.496cm" chart:style-name="ch6">
              <text:p>Durchschnittstempertatur in °C</text:p>
            </chart:title>
            <chart:grid chart:style-name="ch7" chart:class="major"/>
          </chart:axis>
          <chart:series chart:style-name="ch8" chart:values-cell-range-address="Tabelle1.B2:Tabelle1.B81" chart:label-cell-address="Tabelle1.B1:Tabelle1.B1" chart:class="chart:line">
            <chart:data-point chart:repeated="80"/>
          </chart:series>
          <chart:series chart:style-name="ch9" chart:values-cell-range-address="Tabelle1.C2:Tabelle1.C81" chart:label-cell-address="Tabelle1.C1:Tabelle1.C1" chart:class="chart:line">
            <chart:data-point chart:repeated="80"/>
          </chart:series>
          <chart:series chart:style-name="ch10" chart:values-cell-range-address="Tabelle1.D2:Tabelle1.D81" chart:label-cell-address="Tabelle1.D1:Tabelle1.D1" chart:class="chart:line">
            <chart:data-point chart:repeated="80"/>
          </chart:series>
          <chart:series chart:style-name="ch11" chart:values-cell-range-address="Tabelle1.E2:Tabelle1.E81" chart:label-cell-address="Tabelle1.E1:Tabelle1.E1" chart:class="chart:line">
            <chart:data-point chart:repeated="80"/>
          </chart:series>
          <chart:series chart:style-name="ch12" chart:values-cell-range-address="Tabelle1.F2:Tabelle1.F81" chart:label-cell-address="Tabelle1.F1:Tabelle1.F1" chart:class="chart:line">
            <chart:data-point chart:repeated="80"/>
          </chart:series>
          <chart:series chart:style-name="ch13" chart:values-cell-range-address="Tabelle1.G2:Tabelle1.G81" chart:label-cell-address="Tabelle1.G1:Tabelle1.G1" chart:class="chart:line">
            <chart:data-point chart:repeated="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sch</text:p>
                <draw:g>
                  <svg:desc>Tabelle1.B1:Tabelle1.B1</svg:desc>
                </draw:g>
              </table:table-cell>
              <table:table-cell office:value-type="string">
                <text:p>Realistisch</text:p>
                <draw:g>
                  <svg:desc>Tabelle1.C1:Tabelle1.C1</svg:desc>
                </draw:g>
              </table:table-cell>
              <table:table-cell office:value-type="string">
                <text:p>Optimistisch</text:p>
                <draw:g>
                  <svg:desc>Tabelle1.D1:Tabelle1.D1</svg:desc>
                </draw:g>
              </table:table-cell>
              <table:table-cell office:value-type="string">
                <text:p>optimistisch bei keiner Aktion</text:p>
                <draw:g>
                  <svg:desc>Tabelle1.E1:Tabelle1.E1</svg:desc>
                </draw:g>
              </table:table-cell>
              <table:table-cell office:value-type="string">
                <text:p> realistisch bei keiner Aktion</text:p>
                <draw:g>
                  <svg:desc>Tabelle1.F1:Tabelle1.F1</svg:desc>
                </draw:g>
              </table:table-cell>
              <table:table-cell office:value-type="string">
                <text:p>pesimistisch bei keiner Aktion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2:Tabelle1.A81</svg:desc>
                </draw:g>
              </table:table-cell>
              <table:table-cell office:value-type="float" office:value="NaN">
                <text:p>NaN</text:p>
                <draw:g>
                  <svg:desc>Tabelle1.B2:Tabelle1.B81</svg:desc>
                </draw:g>
              </table:table-cell>
              <table:table-cell office:value-type="float" office:value="NaN">
                <text:p>NaN</text:p>
                <draw:g>
                  <svg:desc>Tabelle1.C2:Tabelle1.C81</svg:desc>
                </draw:g>
              </table:table-cell>
              <table:table-cell office:value-type="float" office:value="NaN">
                <text:p>NaN</text:p>
                <draw:g>
                  <svg:desc>Tabelle1.D2:Tabelle1.D81</svg:desc>
                </draw:g>
              </table:table-cell>
              <table:table-cell office:value-type="float" office:value="NaN">
                <text:p>NaN</text:p>
                <draw:g>
                  <svg:desc>Tabelle1.E2:Tabelle1.E81</svg:desc>
                </draw:g>
              </table:table-cell>
              <table:table-cell office:value-type="float" office:value="NaN">
                <text:p>NaN</text:p>
                <draw:g>
                  <svg:desc>Tabelle1.F2:Tabelle1.F81</svg:desc>
                </draw:g>
              </table:table-cell>
              <table:table-cell office:value-type="float" office:value="NaN">
                <text:p>NaN</text:p>
                <draw:g>
                  <svg:desc>Tabelle1.G2:Tabelle1.G8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4.0786295015419">
                <text:p>14.0786295015419</text:p>
              </table:table-cell>
              <table:table-cell office:value-type="float" office:value="14.0786295026468">
                <text:p>14.0786295026468</text:p>
              </table:table-cell>
              <table:table-cell office:value-type="float" office:value="14.0794029103301">
                <text:p>14.0794029103301</text:p>
              </table:table-cell>
              <table:table-cell office:value-type="float" office:value="14.1487605326727">
                <text:p>14.1487605326727</text:p>
              </table:table-cell>
              <table:table-cell office:value-type="float" office:value="14.1479871249895">
                <text:p>14.1479871249895</text:p>
              </table:table-cell>
              <table:table-cell office:value-type="float" office:value="14.1479871238845">
                <text:p>14.1479871238845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14.0736901442575">
                <text:p>14.0736901442575</text:p>
              </table:table-cell>
              <table:table-cell office:value-type="float" office:value="14.0681597442028">
                <text:p>14.0681597442028</text:p>
              </table:table-cell>
              <table:table-cell office:value-type="float" office:value="14.0638794075809">
                <text:p>14.0638794075809</text:p>
              </table:table-cell>
              <table:table-cell office:value-type="float" office:value="14.2452545519207">
                <text:p>14.2452545519207</text:p>
              </table:table-cell>
              <table:table-cell office:value-type="float" office:value="14.2495396997447">
                <text:p>14.2495396997447</text:p>
              </table:table-cell>
              <table:table-cell office:value-type="float" office:value="14.2550754434786">
                <text:p>14.255075443478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4.0173300655173">
                <text:p>14.0173300655173</text:p>
              </table:table-cell>
              <table:table-cell office:value-type="float" office:value="14.0028662972359">
                <text:p>14.0028662972359</text:p>
              </table:table-cell>
              <table:table-cell office:value-type="float" office:value="13.9899474116679">
                <text:p>13.9899474116679</text:p>
              </table:table-cell>
              <table:table-cell office:value-type="float" office:value="14.3095620217151">
                <text:p>14.3095620217151</text:p>
              </table:table-cell>
              <table:table-cell office:value-type="float" office:value="14.3225067478915">
                <text:p>14.3225067478915</text:p>
              </table:table-cell>
              <table:table-cell office:value-type="float" office:value="14.336997734186">
                <text:p>14.33699773418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13.9292952542489">
                <text:p>13.9292952542489</text:p>
              </table:table-cell>
              <table:table-cell office:value-type="float" office:value="13.9038107252177">
                <text:p>13.9038107252177</text:p>
              </table:table-cell>
              <table:table-cell office:value-type="float" office:value="13.8800565195164">
                <text:p>13.8800565195164</text:p>
              </table:table-cell>
              <table:table-cell office:value-type="float" office:value="14.3540713253511">
                <text:p>14.3540713253511</text:p>
              </table:table-cell>
              <table:table-cell office:value-type="float" office:value="14.377895278308">
                <text:p>14.377895278308</text:p>
              </table:table-cell>
              <table:table-cell office:value-type="float" office:value="14.4034518948342">
                <text:p>14.4034518948342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13.8216930902555">
                <text:p>13.8216930902555</text:p>
              </table:table-cell>
              <table:table-cell office:value-type="float" office:value="13.783909568754">
                <text:p>13.783909568754</text:p>
              </table:table-cell>
              <table:table-cell office:value-type="float" office:value="13.7479774778462">
                <text:p>13.7479774778462</text:p>
              </table:table-cell>
              <table:table-cell office:value-type="float" office:value="14.3864114120276">
                <text:p>14.3864114120276</text:p>
              </table:table-cell>
              <table:table-cell office:value-type="float" office:value="14.4224821298456">
                <text:p>14.4224821298456</text:p>
              </table:table-cell>
              <table:table-cell office:value-type="float" office:value="14.4604076323886">
                <text:p>14.460407632388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3.7019428511767">
                <text:p>13.7019428511767</text:p>
              </table:table-cell>
              <table:table-cell office:value-type="float" office:value="13.6510783082661">
                <text:p>13.6510783082661</text:p>
              </table:table-cell>
              <table:table-cell office:value-type="float" office:value="13.602149736893">
                <text:p>13.602149736893</text:p>
              </table:table-cell>
              <table:table-cell office:value-type="float" office:value="14.4112750229082">
                <text:p>14.4112750229082</text:p>
              </table:table-cell>
              <table:table-cell office:value-type="float" office:value="14.4604356750273">
                <text:p>14.4604356750273</text:p>
              </table:table-cell>
              <table:table-cell office:value-type="float" office:value="14.5115367303957">
                <text:p>14.5115367303957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13.5745913662194">
                <text:p>13.5745913662194</text:p>
              </table:table-cell>
              <table:table-cell office:value-type="float" office:value="13.5101676001158">
                <text:p>13.5101676001158</text:p>
              </table:table-cell>
              <table:table-cell office:value-type="float" office:value="13.4477448100571">
                <text:p>13.4477448100571</text:p>
              </table:table-cell>
              <table:table-cell office:value-type="float" office:value="14.4315468083918">
                <text:p>14.4315468083918</text:p>
              </table:table-cell>
              <table:table-cell office:value-type="float" office:value="14.4943183844563">
                <text:p>14.4943183844563</text:p>
              </table:table-cell>
              <table:table-cell office:value-type="float" office:value="14.5590965509576">
                <text:p>14.5590965509576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13.4424264409891">
                <text:p>13.4424264409891</text:p>
              </table:table-cell>
              <table:table-cell office:value-type="float" office:value="13.3641511716954">
                <text:p>13.3641511716954</text:p>
              </table:table-cell>
              <table:table-cell office:value-type="float" office:value="13.2879327598538">
                <text:p>13.2879327598538</text:p>
              </table:table-cell>
              <table:table-cell office:value-type="float" office:value="14.4489992557603">
                <text:p>14.4489992557603</text:p>
              </table:table-cell>
              <table:table-cell office:value-type="float" office:value="14.5257050015837">
                <text:p>14.5257050015837</text:p>
              </table:table-cell>
              <table:table-cell office:value-type="float" office:value="14.6044745494665">
                <text:p>14.6044745494665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13.3071585339921">
                <text:p>13.3071585339921</text:p>
              </table:table-cell>
              <table:table-cell office:value-type="float" office:value="13.2148532489091">
                <text:p>13.2148532489091</text:p>
              </table:table-cell>
              <table:table-cell office:value-type="float" office:value="13.1246579360158">
                <text:p>13.1246579360158</text:p>
              </table:table-cell>
              <table:table-cell office:value-type="float" office:value="14.4647212182767">
                <text:p>14.4647212182767</text:p>
              </table:table-cell>
              <table:table-cell office:value-type="float" office:value="14.5555631007285">
                <text:p>14.5555631007285</text:p>
              </table:table-cell>
              <table:table-cell office:value-type="float" office:value="14.6485234110602">
                <text:p>14.648523411060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13.1698378849379">
                <text:p>13.1698378849379</text:p>
              </table:table-cell>
              <table:table-cell office:value-type="float" office:value="13.0633937105567">
                <text:p>13.0633937105567</text:p>
              </table:table-cell>
              <table:table-cell office:value-type="float" office:value="12.959113732849">
                <text:p>12.959113732849</text:p>
              </table:table-cell>
              <table:table-cell office:value-type="float" office:value="14.4793814966287">
                <text:p>14.4793814966287</text:p>
              </table:table-cell>
              <table:table-cell office:value-type="float" office:value="14.5844871420054">
                <text:p>14.5844871420054</text:p>
              </table:table-cell>
              <table:table-cell office:value-type="float" office:value="14.6917671549303">
                <text:p>14.6917671549303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13.0311098024574">
                <text:p>13.0311098024574</text:p>
              </table:table-cell>
              <table:table-cell office:value-type="float" office:value="12.910460519032">
                <text:p>12.910460519032</text:p>
              </table:table-cell>
              <table:table-cell office:value-type="float" office:value="12.7920331295862">
                <text:p>12.7920331295862</text:p>
              </table:table-cell>
              <table:table-cell office:value-type="float" office:value="14.4933908551952">
                <text:p>14.4933908551952</text:p>
              </table:table-cell>
              <table:table-cell office:value-type="float" office:value="14.612842341746">
                <text:p>14.612842341746</text:p>
              </table:table-cell>
              <table:table-cell office:value-type="float" office:value="14.7345278280237">
                <text:p>14.7345278280237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12.8913709929835">
                <text:p>12.8913709929835</text:p>
              </table:table-cell>
              <table:table-cell office:value-type="float" office:value="12.7564765288389">
                <text:p>12.7564765288389</text:p>
              </table:table-cell>
              <table:table-cell office:value-type="float" office:value="12.6238665693937">
                <text:p>12.6238665693937</text:p>
              </table:table-cell>
              <table:table-cell office:value-type="float" office:value="14.5070015691798">
                <text:p>14.5070015691798</text:p>
              </table:table-cell>
              <table:table-cell office:value-type="float" office:value="14.6408530793653">
                <text:p>14.6408530793653</text:p>
              </table:table-cell>
              <table:table-cell office:value-type="float" office:value="14.7770033655187">
                <text:p>14.7770033655187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12.7508653700461">
                <text:p>12.7508653700461</text:p>
              </table:table-cell>
              <table:table-cell office:value-type="float" office:value="12.6017017016268">
                <text:p>12.6017017016268</text:p>
              </table:table-cell>
              <table:table-cell office:value-type="float" office:value="12.4548909406539">
                <text:p>12.4548909406539</text:p>
              </table:table-cell>
              <table:table-cell office:value-type="float" office:value="14.5203685746932">
                <text:p>14.5203685746932</text:p>
              </table:table-cell>
              <table:table-cell office:value-type="float" office:value="14.6686572130141">
                <text:p>14.6686572130141</text:p>
              </table:table-cell>
              <table:table-cell office:value-type="float" office:value="14.8193154350311">
                <text:p>14.8193154350311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12.6097428306118">
                <text:p>12.6097428306118</text:p>
              </table:table-cell>
              <table:table-cell office:value-type="float" office:value="12.4462957989903">
                <text:p>12.4462957989903</text:p>
              </table:table-cell>
              <table:table-cell office:value-type="float" office:value="12.2852764059613">
                <text:p>12.2852764059613</text:p>
              </table:table-cell>
              <table:table-cell office:value-type="float" office:value="14.5335870271964">
                <text:p>14.5335870271964</text:p>
              </table:table-cell>
              <table:table-cell office:value-type="float" office:value="14.6963394473901">
                <text:p>14.6963394473901</text:p>
              </table:table-cell>
              <table:table-cell office:value-type="float" office:value="14.8615388351967">
                <text:p>14.861538835196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12.468095351575">
                <text:p>12.468095351575</text:p>
              </table:table-cell>
              <table:table-cell office:value-type="float" office:value="12.290356874502">
                <text:p>12.290356874502</text:p>
              </table:table-cell>
              <table:table-cell office:value-type="float" office:value="12.1151274235484">
                <text:p>12.1151274235484</text:p>
              </table:table-cell>
              <table:table-cell office:value-type="float" office:value="14.5467153683015">
                <text:p>14.5467153683015</text:p>
              </table:table-cell>
              <table:table-cell office:value-type="float" office:value="14.7239518320515">
                <text:p>14.7239518320515</text:p>
              </table:table-cell>
              <table:table-cell office:value-type="float" office:value="14.9037195603157">
                <text:p>14.9037195603157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2.3953368053085">
                <text:p>12.3953368053085</text:p>
              </table:table-cell>
              <table:table-cell office:value-type="float" office:value="12.2033025553155">
                <text:p>12.2033025553155</text:p>
              </table:table-cell>
              <table:table-cell office:value-type="float" office:value="12.0138655764465">
                <text:p>12.0138655764465</text:p>
              </table:table-cell>
              <table:table-cell office:value-type="float" office:value="14.5597894919619">
                <text:p>14.5597894919619</text:p>
              </table:table-cell>
              <table:table-cell office:value-type="float" office:value="14.7515263538908">
                <text:p>14.7515263538908</text:p>
              </table:table-cell>
              <table:table-cell office:value-type="float" office:value="14.9458859010786">
                <text:p>14.9458859010786</text:p>
              </table:table-cell>
            </table:table-row>
            <table:table-row>
              <table:table-cell office:value-type="float" office:value="2041">
                <text:p>2041</text:p>
              </table:table-cell>
              <table:table-cell office:value-type="float" office:value="12.3655275336593">
                <text:p>12.3655275336593</text:p>
              </table:table-cell>
              <table:table-cell office:value-type="float" office:value="12.1591641144332">
                <text:p>12.1591641144332</text:p>
              </table:table-cell>
              <table:table-cell office:value-type="float" office:value="11.9554934803213">
                <text:p>11.9554934803213</text:p>
              </table:table-cell>
              <table:table-cell office:value-type="float" office:value="14.5728314443841">
                <text:p>14.5728314443841</text:p>
              </table:table-cell>
              <table:table-cell office:value-type="float" office:value="14.7790826731188">
                <text:p>14.7790826731188</text:p>
              </table:table-cell>
              <table:table-cell office:value-type="float" office:value="14.988055266388">
                <text:p>14.988055266388</text:p>
              </table:table-cell>
            </table:table-row>
            <table:table-row>
              <table:table-cell office:value-type="float" office:value="2042">
                <text:p>2042</text:p>
              </table:table-cell>
              <table:table-cell office:value-type="float" office:value="12.3625428539856">
                <text:p>12.3625428539856</text:p>
              </table:table-cell>
              <table:table-cell office:value-type="float" office:value="12.141807007633">
                <text:p>12.141807007633</text:p>
              </table:table-cell>
              <table:table-cell office:value-type="float" office:value="11.923866935201">
                <text:p>11.923866935201</text:p>
              </table:table-cell>
              <table:table-cell office:value-type="float" office:value="14.5858547669505">
                <text:p>14.5858547669505</text:p>
              </table:table-cell>
              <table:table-cell office:value-type="float" office:value="14.806632875929">
                <text:p>14.806632875929</text:p>
              </table:table-cell>
              <table:table-cell office:value-type="float" office:value="15.0302383759372">
                <text:p>15.0302383759372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12.3763335943272">
                <text:p>12.3763335943272</text:p>
              </table:table-cell>
              <table:table-cell office:value-type="float" office:value="12.1411813140981">
                <text:p>12.1411813140981</text:p>
              </table:table-cell>
              <table:table-cell office:value-type="float" office:value="11.9089353652363">
                <text:p>11.9089353652363</text:p>
              </table:table-cell>
              <table:table-cell office:value-type="float" office:value="14.598867777545">
                <text:p>14.598867777545</text:p>
              </table:table-cell>
              <table:table-cell office:value-type="float" office:value="14.8341843944749">
                <text:p>14.8341843944749</text:p>
              </table:table-cell>
              <table:table-cell office:value-type="float" office:value="15.072441837108">
                <text:p>15.072441837108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12.4006267171529">
                <text:p>12.4006267171529</text:p>
              </table:table-cell>
              <table:table-cell office:value-type="float" office:value="12.1510170808077">
                <text:p>12.1510170808077</text:p>
              </table:table-cell>
              <table:table-cell office:value-type="float" office:value="11.9044319371755">
                <text:p>11.9044319371755</text:p>
              </table:table-cell>
              <table:table-cell office:value-type="float" office:value="14.6118755857989">
                <text:p>14.6118755857989</text:p>
              </table:table-cell>
              <table:table-cell office:value-type="float" office:value="14.8617418009598">
                <text:p>14.8617418009598</text:p>
              </table:table-cell>
              <table:table-cell office:value-type="float" office:value="15.1146697289507">
                <text:p>15.1146697289507</text:p>
              </table:table-cell>
            </table:table-row>
            <table:table-row>
              <table:table-cell office:value-type="float" office:value="2045">
                <text:p>2045</text:p>
              </table:table-cell>
              <table:table-cell office:value-type="float" office:value="12.4315022574461">
                <text:p>12.4315022574461</text:p>
              </table:table-cell>
              <table:table-cell office:value-type="float" office:value="12.167398604903">
                <text:p>12.167398604903</text:p>
              </table:table-cell>
              <table:table-cell office:value-type="float" office:value="11.9064452172017">
                <text:p>11.9064452172017</text:p>
              </table:table-cell>
              <table:table-cell office:value-type="float" office:value="14.6248813307957">
                <text:p>14.6248813307957</text:p>
              </table:table-cell>
              <table:table-cell office:value-type="float" office:value="14.8893079100215">
                <text:p>14.8893079100215</text:p>
              </table:table-cell>
              <table:table-cell office:value-type="float" office:value="15.1569245759179">
                <text:p>15.1569245759179</text:p>
              </table:table-cell>
            </table:table-row>
            <table:table-row>
              <table:table-cell office:value-type="float" office:value="2046">
                <text:p>2046</text:p>
              </table:table-cell>
              <table:table-cell office:value-type="float" office:value="12.4665089756629">
                <text:p>12.4665089756629</text:p>
              </table:table-cell>
              <table:table-cell office:value-type="float" office:value="12.187878842826">
                <text:p>12.187878842826</text:p>
              </table:table-cell>
              <table:table-cell office:value-type="float" office:value="11.912532352926">
                <text:p>11.912532352926</text:p>
              </table:table-cell>
              <table:table-cell office:value-type="float" office:value="14.6378869412516">
                <text:p>14.6378869412516</text:p>
              </table:table-cell>
              <table:table-cell office:value-type="float" office:value="14.9168844561346">
                <text:p>14.9168844561346</text:p>
              </table:table-cell>
              <table:table-cell office:value-type="float" office:value="15.1992079465106">
                <text:p>15.1992079465106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12.5041133504583">
                <text:p>12.5041133504583</text:p>
              </table:table-cell>
              <table:table-cell office:value-type="float" office:value="12.2109278986878">
                <text:p>12.2109278986878</text:p>
              </table:table-cell>
              <table:table-cell office:value-type="float" office:value="11.9211670662422">
                <text:p>11.9211670662422</text:p>
              </table:table-cell>
              <table:table-cell office:value-type="float" office:value="14.6508936024195">
                <text:p>14.6508936024195</text:p>
              </table:table-cell>
              <table:table-cell office:value-type="float" office:value="14.9444725098909">
                <text:p>14.9444725098909</text:p>
              </table:table-cell>
              <table:table-cell office:value-type="float" office:value="15.2415208213546">
                <text:p>15.241520821354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.5433556893935">
                <text:p>12.5433556893935</text:p>
              </table:table-cell>
              <table:table-cell office:value-type="float" office:value="12.2355890000603">
                <text:p>12.2355890000603</text:p>
              </table:table-cell>
              <table:table-cell office:value-type="float" office:value="11.9313954985642">
                <text:p>11.9313954985642</text:p>
              </table:table-cell>
              <table:table-cell office:value-type="float" office:value="14.663902042871">
                <text:p>14.663902042871</text:p>
              </table:table-cell>
              <table:table-cell office:value-type="float" office:value="14.9720727338284">
                <text:p>14.9720727338284</text:p>
              </table:table-cell>
              <table:table-cell office:value-type="float" office:value="15.2838638195327">
                <text:p>15.2838638195327</text:p>
              </table:table-cell>
            </table:table-row>
            <table:table-row>
              <table:table-cell office:value-type="float" office:value="2049">
                <text:p>2049</text:p>
              </table:table-cell>
              <table:table-cell office:value-type="float" office:value="12.5836352718087">
                <text:p>12.5836352718087</text:p>
              </table:table-cell>
              <table:table-cell office:value-type="float" office:value="12.2612636757595">
                <text:p>12.2612636757595</text:p>
              </table:table-cell>
              <table:table-cell office:value-type="float" office:value="11.942621425378">
                <text:p>11.942621425378</text:p>
              </table:table-cell>
              <table:table-cell office:value-type="float" office:value="14.6769127106475">
                <text:p>14.6769127106475</text:p>
              </table:table-cell>
              <table:table-cell office:value-type="float" office:value="14.9996855396632">
                <text:p>14.9996855396632</text:p>
              </table:table-cell>
              <table:table-cell office:value-type="float" office:value="15.3262373377702">
                <text:p>15.326237337770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2.6245760137336">
                <text:p>12.6245760137336</text:p>
              </table:table-cell>
              <table:table-cell office:value-type="float" office:value="12.2875775213474">
                <text:p>12.2875775213474</text:p>
              </table:table-cell>
              <table:table-cell office:value-type="float" office:value="11.9544721228484">
                <text:p>11.9544721228484</text:p>
              </table:table-cell>
              <table:table-cell office:value-type="float" office:value="14.6899258814614">
                <text:p>14.6899258814614</text:p>
              </table:table-cell>
              <table:table-cell office:value-type="float" office:value="15.0273111849292">
                <text:p>15.0273111849292</text:p>
              </table:table-cell>
              <table:table-cell office:value-type="float" office:value="15.3686416360365">
                <text:p>15.3686416360365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12.6659424374323">
                <text:p>12.6659424374323</text:p>
              </table:table-cell>
              <table:table-cell office:value-type="float" office:value="12.3142962834886">
                <text:p>12.3142962834886</text:p>
              </table:table-cell>
              <table:table-cell office:value-type="float" office:value="11.9667145668276">
                <text:p>11.9667145668276</text:p>
              </table:table-cell>
              <table:table-cell office:value-type="float" office:value="14.7029417251613">
                <text:p>14.7029417251613</text:p>
              </table:table-cell>
              <table:table-cell office:value-type="float" office:value="15.0549498323802">
                <text:p>15.0549498323802</text:p>
              </table:table-cell>
              <table:table-cell office:value-type="float" office:value="15.4110768901962">
                <text:p>15.4110768901962</text:p>
              </table:table-cell>
            </table:table-row>
            <table:table-row>
              <table:table-cell office:value-type="float" office:value="2052">
                <text:p>2052</text:p>
              </table:table-cell>
              <table:table-cell office:value-type="float" office:value="12.7075870904807">
                <text:p>12.7075870904807</text:p>
              </table:table-cell>
              <table:table-cell office:value-type="float" office:value="12.3412733849615">
                <text:p>12.3412733849615</text:p>
              </table:table-cell>
              <table:table-cell office:value-type="float" office:value="11.9792030633477">
                <text:p>11.9792030633477</text:p>
              </table:table-cell>
              <table:table-cell office:value-type="float" office:value="14.7159603465605">
                <text:p>14.7159603465605</text:p>
              </table:table-cell>
              <table:table-cell office:value-type="float" office:value="15.0826015865042">
                <text:p>15.0826015865042</text:p>
              </table:table-cell>
              <table:table-cell office:value-type="float" office:value="15.4535432243965">
                <text:p>15.4535432243965</text:p>
              </table:table-cell>
            </table:table-row>
            <table:table-row>
              <table:table-cell office:value-type="float" office:value="2053">
                <text:p>2053</text:p>
              </table:table-cell>
              <table:table-cell office:value-type="float" office:value="12.7494176360408">
                <text:p>12.7494176360408</text:p>
              </table:table-cell>
              <table:table-cell office:value-type="float" office:value="12.3684171035796">
                <text:p>12.3684171035796</text:p>
              </table:table-cell>
              <table:table-cell office:value-type="float" office:value="11.9918465156432">
                <text:p>11.9918465156432</text:p>
              </table:table-cell>
              <table:table-cell office:value-type="float" office:value="14.7289818105178">
                <text:p>14.7289818105178</text:p>
              </table:table-cell>
              <table:table-cell office:value-type="float" office:value="15.1102665159705">
                <text:p>15.1102665159705</text:p>
              </table:table-cell>
              <table:table-cell office:value-type="float" office:value="15.4960407309919">
                <text:p>15.4960407309919</text:p>
              </table:table-cell>
            </table:table-row>
            <table:table-row>
              <table:table-cell office:value-type="float" office:value="2054">
                <text:p>2054</text:p>
              </table:table-cell>
              <table:table-cell office:value-type="float" office:value="12.7913762513013">
                <text:p>12.7913762513013</text:p>
              </table:table-cell>
              <table:table-cell office:value-type="float" office:value="12.3956700407382">
                <text:p>12.3956700407382</text:p>
              </table:table-cell>
              <table:table-cell office:value-type="float" office:value="12.0045879622762">
                <text:p>12.0045879622762</text:p>
              </table:table-cell>
              <table:table-cell office:value-type="float" office:value="14.7420061573463">
                <text:p>14.7420061573463</text:p>
              </table:table-cell>
              <table:table-cell office:value-type="float" office:value="15.1379446674302">
                <text:p>15.1379446674302</text:p>
              </table:table-cell>
              <table:table-cell office:value-type="float" office:value="15.5385694828025">
                <text:p>15.5385694828025</text:p>
              </table:table-cell>
            </table:table-row>
            <table:table-row>
              <table:table-cell office:value-type="float" office:value="2055">
                <text:p>2055</text:p>
              </table:table-cell>
              <table:table-cell office:value-type="float" office:value="12.8334267289509">
                <text:p>12.8334267289509</text:p>
              </table:table-cell>
              <table:table-cell office:value-type="float" office:value="12.4229962763185">
                <text:p>12.4229962763185</text:p>
              </table:table-cell>
              <table:table-cell office:value-type="float" office:value="12.0173917850038">
                <text:p>12.0173917850038</text:p>
              </table:table-cell>
              <table:table-cell office:value-type="float" office:value="14.755033412278">
                <text:p>14.755033412278</text:p>
              </table:table-cell>
              <table:table-cell office:value-type="float" office:value="15.1656360740004">
                <text:p>15.1656360740004</text:p>
              </table:table-cell>
              <table:table-cell office:value-type="float" office:value="15.5811295406564">
                <text:p>15.5811295406564</text:p>
              </table:table-cell>
            </table:table-row>
            <table:table-row>
              <table:table-cell office:value-type="float" office:value="2056">
                <text:p>2056</text:p>
              </table:table-cell>
              <table:table-cell office:value-type="float" office:value="12.8755464004662">
                <text:p>12.8755464004662</text:p>
              </table:table-cell>
              <table:table-cell office:value-type="float" office:value="12.4503733316478">
                <text:p>12.4503733316478</text:p>
              </table:table-cell>
              <table:table-cell office:value-type="float" office:value="12.0302357110195">
                <text:p>12.0302357110195</text:p>
              </table:table-cell>
              <table:table-cell office:value-type="float" office:value="14.7680635912798">
                <text:p>14.7680635912798</text:p>
              </table:table-cell>
              <table:table-cell office:value-type="float" office:value="15.1933407604807">
                <text:p>15.1933407604807</text:p>
              </table:table-cell>
              <table:table-cell office:value-type="float" office:value="15.6237209580315">
                <text:p>15.6237209580315</text:p>
              </table:table-cell>
            </table:table-row>
            <table:table-row>
              <table:table-cell office:value-type="float" office:value="2057">
                <text:p>2057</text:p>
              </table:table-cell>
              <table:table-cell office:value-type="float" office:value="12.9177210781272">
                <text:p>12.9177210781272</text:p>
              </table:table-cell>
              <table:table-cell office:value-type="float" office:value="12.4777871404019">
                <text:p>12.4777871404019</text:p>
              </table:table-cell>
              <table:table-cell office:value-type="float" office:value="12.0431058124291">
                <text:p>12.0431058124291</text:p>
              </table:table-cell>
              <table:table-cell office:value-type="float" office:value="14.7810967046262">
                <text:p>14.7810967046262</text:p>
              </table:table-cell>
              <table:table-cell office:value-type="float" office:value="15.2210587465616">
                <text:p>15.2210587465616</text:p>
              </table:table-cell>
              <table:table-cell office:value-type="float" office:value="15.666343783912">
                <text:p>15.666343783912</text:p>
              </table:table-cell>
            </table:table-row>
            <table:table-row>
              <table:table-cell office:value-type="float" office:value="2058">
                <text:p>2058</text:p>
              </table:table-cell>
              <table:table-cell office:value-type="float" office:value="12.9599418871648">
                <text:p>12.9599418871648</text:p>
              </table:table-cell>
              <table:table-cell office:value-type="float" office:value="12.5052289014712">
                <text:p>12.5052289014712</text:p>
              </table:table-cell>
              <table:table-cell office:value-type="float" office:value="12.0559933795897">
                <text:p>12.0559933795897</text:p>
              </table:table-cell>
              <table:table-cell office:value-type="float" office:value="14.7941327590942">
                <text:p>14.7941327590942</text:p>
              </table:table-cell>
              <table:table-cell office:value-type="float" office:value="15.2487900487968">
                <text:p>15.2487900487968</text:p>
              </table:table-cell>
              <table:table-cell office:value-type="float" office:value="15.7089980645463">
                <text:p>15.7089980645463</text:p>
              </table:table-cell>
            </table:table-row>
            <table:table-row>
              <table:table-cell office:value-type="float" office:value="2059">
                <text:p>2059</text:p>
              </table:table-cell>
              <table:table-cell office:value-type="float" office:value="13.002203281519">
                <text:p>13.002203281519</text:p>
              </table:table-cell>
              <table:table-cell office:value-type="float" office:value="12.5326931094011">
                <text:p>12.5326931094011</text:p>
              </table:table-cell>
              <table:table-cell office:value-type="float" office:value="12.0688929660422">
                <text:p>12.0688929660422</text:p>
              </table:table-cell>
              <table:table-cell office:value-type="float" office:value="14.8071717593121">
                <text:p>14.8071717593121</text:p>
              </table:table-cell>
              <table:table-cell office:value-type="float" office:value="15.2765346818158">
                <text:p>15.2765346818158</text:p>
              </table:table-cell>
              <table:table-cell office:value-type="float" office:value="15.7516838445296">
                <text:p>15.7516838445296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3.0445018008566">
                <text:p>13.0445018008566</text:p>
              </table:table-cell>
              <table:table-cell office:value-type="float" office:value="12.5601763217102">
                <text:p>12.5601763217102</text:p>
              </table:table-cell>
              <table:table-cell office:value-type="float" office:value="12.0818011659881">
                <text:p>12.0818011659881</text:p>
              </table:table-cell>
              <table:table-cell office:value-type="float" office:value="14.8202137085881">
                <text:p>14.8202137085881</text:p>
              </table:table-cell>
              <table:table-cell office:value-type="float" office:value="15.3042926590708">
                <text:p>15.3042926590708</text:p>
              </table:table-cell>
              <table:table-cell office:value-type="float" office:value="15.7944011674701">
                <text:p>15.7944011674701</text:p>
              </table:table-cell>
            </table:table-row>
            <table:table-row>
              <table:table-cell office:value-type="float" office:value="2061">
                <text:p>2061</text:p>
              </table:table-cell>
              <table:table-cell office:value-type="float" office:value="13.0868352918627">
                <text:p>13.0868352918627</text:p>
              </table:table-cell>
              <table:table-cell office:value-type="float" office:value="12.5876763873501">
                <text:p>12.5876763873501</text:p>
              </table:table-cell>
              <table:table-cell office:value-type="float" office:value="12.0947158498104">
                <text:p>12.0947158498104</text:p>
              </table:table-cell>
              <table:table-cell office:value-type="float" office:value="14.8332586094196">
                <text:p>14.8332586094196</text:p>
              </table:table-cell>
              <table:table-cell office:value-type="float" office:value="15.3320639932946">
                <text:p>15.3320639932946</text:p>
              </table:table-cell>
              <table:table-cell office:value-type="float" office:value="15.8371500763993">
                <text:p>15.8371500763993</text:p>
              </table:table-cell>
            </table:table-row>
            <table:table-row>
              <table:table-cell office:value-type="float" office:value="2062">
                <text:p>2062</text:p>
              </table:table-cell>
              <table:table-cell office:value-type="float" office:value="13.1292024203476">
                <text:p>13.1292024203476</text:p>
              </table:table-cell>
              <table:table-cell office:value-type="float" office:value="12.6151919637658">
                <text:p>12.6151919637658</text:p>
              </table:table-cell>
              <table:table-cell office:value-type="float" office:value="12.1076356860087">
                <text:p>12.1076356860087</text:p>
              </table:table-cell>
              <table:table-cell office:value-type="float" office:value="14.8463064638059">
                <text:p>14.8463064638059</text:p>
              </table:table-cell>
              <table:table-cell office:value-type="float" office:value="15.3598486967838">
                <text:p>15.3598486967838</text:p>
              </table:table-cell>
              <table:table-cell office:value-type="float" office:value="15.8799306140244">
                <text:p>15.8799306140244</text:p>
              </table:table-cell>
            </table:table-row>
            <table:table-row>
              <table:table-cell office:value-type="float" office:value="2063">
                <text:p>2063</text:p>
              </table:table-cell>
              <table:table-cell office:value-type="float" office:value="13.1716023655351">
                <text:p>13.1716023655351</text:p>
              </table:table-cell>
              <table:table-cell office:value-type="float" office:value="12.6427222145854">
                <text:p>12.6427222145854</text:p>
              </table:table-cell>
              <table:table-cell office:value-type="float" office:value="12.1205598422344">
                <text:p>12.1205598422344</text:p>
              </table:table-cell>
              <table:table-cell office:value-type="float" office:value="14.8593572734405">
                <text:p>14.8593572734405</text:p>
              </table:table-cell>
              <table:table-cell office:value-type="float" office:value="15.3876467815717">
                <text:p>15.3876467815717</text:p>
              </table:table-cell>
              <table:table-cell office:value-type="float" office:value="15.9227428228845">
                <text:p>15.9227428228845</text:p>
              </table:table-cell>
            </table:table-row>
            <table:table-row>
              <table:table-cell office:value-type="float" office:value="2064">
                <text:p>2064</text:p>
              </table:table-cell>
              <table:table-cell office:value-type="float" office:value="13.2140346284873">
                <text:p>13.2140346284873</text:p>
              </table:table-cell>
              <table:table-cell office:value-type="float" office:value="12.6702666203705">
                <text:p>12.6702666203705</text:p>
              </table:table-cell>
              <table:table-cell office:value-type="float" office:value="12.1334877983223">
                <text:p>12.1334877983223</text:p>
              </table:table-cell>
              <table:table-cell office:value-type="float" office:value="14.8724110398294">
                <text:p>14.8724110398294</text:p>
              </table:table-cell>
              <table:table-cell office:value-type="float" office:value="15.4154582595353">
                <text:p>15.4154582595353</text:p>
              </table:table-cell>
              <table:table-cell office:value-type="float" office:value="15.9655867454462">
                <text:p>15.9655867454462</text:p>
              </table:table-cell>
            </table:table-row>
            <table:table-row>
              <table:table-cell office:value-type="float" office:value="2065">
                <text:p>2065</text:p>
              </table:table-cell>
              <table:table-cell office:value-type="float" office:value="13.2564989120429">
                <text:p>13.2564989120429</text:p>
              </table:table-cell>
              <table:table-cell office:value-type="float" office:value="12.6978248601347">
                <text:p>12.6978248601347</text:p>
              </table:table-cell>
              <table:table-cell office:value-type="float" office:value="12.1464192293618">
                <text:p>12.1464192293618</text:p>
              </table:table-cell>
              <table:table-cell office:value-type="float" office:value="14.8854677643635">
                <text:p>14.8854677643635</text:p>
              </table:table-cell>
              <table:table-cell office:value-type="float" office:value="15.4432831424612">
                <text:p>15.4432831424612</text:p>
              </table:table-cell>
              <table:table-cell office:value-type="float" office:value="16.0084624241628">
                <text:p>16.0084624241628</text:p>
              </table:table-cell>
            </table:table-row>
            <table:table-row>
              <table:table-cell office:value-type="float" office:value="2066">
                <text:p>2066</text:p>
              </table:table-cell>
              <table:table-cell office:value-type="float" office:value="13.2989950455671">
                <text:p>13.2989950455671</text:p>
              </table:table-cell>
              <table:table-cell office:value-type="float" office:value="12.7253967371654">
                <text:p>12.7253967371654</text:p>
              </table:table-cell>
              <table:table-cell office:value-type="float" office:value="12.1593539325667">
                <text:p>12.1593539325667</text:p>
              </table:table-cell>
              <table:table-cell office:value-type="float" office:value="14.8985274483632">
                <text:p>14.8985274483632</text:p>
              </table:table-cell>
              <table:table-cell office:value-type="float" office:value="15.4711214420858">
                <text:p>15.4711214420858</text:p>
              </table:table-cell>
              <table:table-cell office:value-type="float" office:value="16.0513699015108">
                <text:p>16.0513699015108</text:p>
              </table:table-cell>
            </table:table-row>
            <table:table-row>
              <table:table-cell office:value-type="float" office:value="2067">
                <text:p>2067</text:p>
              </table:table-cell>
              <table:table-cell office:value-type="float" office:value="13.3415229377835">
                <text:p>13.3415229377835</text:p>
              </table:table-cell>
              <table:table-cell office:value-type="float" office:value="12.7529821325773">
                <text:p>12.7529821325773</text:p>
              </table:table-cell>
              <table:table-cell office:value-type="float" office:value="12.1722917815375">
                <text:p>12.1722917815375</text:p>
              </table:table-cell>
              <table:table-cell office:value-type="float" office:value="14.911590093106">
                <text:p>14.911590093106</text:p>
              </table:table-cell>
              <table:table-cell office:value-type="float" office:value="15.4989731701204">
                <text:p>15.4989731701204</text:p>
              </table:table-cell>
              <table:table-cell office:value-type="float" office:value="16.0943092200127">
                <text:p>16.0943092200127</text:p>
              </table:table-cell>
            </table:table-row>
            <table:table-row>
              <table:table-cell office:value-type="float" office:value="2068">
                <text:p>2068</text:p>
              </table:table-cell>
              <table:table-cell office:value-type="float" office:value="13.3840825472054">
                <text:p>13.3840825472054</text:p>
              </table:table-cell>
              <table:table-cell office:value-type="float" office:value="12.780580976231">
                <text:p>12.780580976231</text:p>
              </table:table-cell>
              <table:table-cell office:value-type="float" office:value="12.1852326976546">
                <text:p>12.1852326976546</text:p>
              </table:table-cell>
              <table:table-cell office:value-type="float" office:value="14.9246556998431">
                <text:p>14.9246556998431</text:p>
              </table:table-cell>
              <table:table-cell office:value-type="float" office:value="15.5268383382664">
                <text:p>15.5268383382664</text:p>
              </table:table-cell>
              <table:table-cell office:value-type="float" office:value="16.1372804222507">
                <text:p>16.1372804222507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13.4266738635989">
                <text:p>13.4266738635989</text:p>
              </table:table-cell>
              <table:table-cell office:value-type="float" office:value="12.8081932285215">
                <text:p>12.8081932285215</text:p>
              </table:table-cell>
              <table:table-cell office:value-type="float" office:value="12.1981766321857">
                <text:p>12.1981766321857</text:p>
              </table:table-cell>
              <table:table-cell office:value-type="float" office:value="14.93772426981">
                <text:p>14.93772426981</text:p>
              </table:table-cell>
              <table:table-cell office:value-type="float" office:value="15.5547169582247">
                <text:p>15.5547169582247</text:p>
              </table:table-cell>
              <table:table-cell office:value-type="float" office:value="16.1802835508756">
                <text:p>16.1802835508756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3.4692968963601">
                <text:p>13.4692968963601</text:p>
              </table:table-cell>
              <table:table-cell office:value-type="float" office:value="12.8358188689738">
                <text:p>12.8358188689738</text:p>
              </table:table-cell>
              <table:table-cell office:value-type="float" office:value="12.211123555094">
                <text:p>12.211123555094</text:p>
              </table:table-cell>
              <table:table-cell office:value-type="float" office:value="14.9507958042327">
                <text:p>14.9507958042327</text:p>
              </table:table-cell>
              <table:table-cell office:value-type="float" office:value="15.5826090417017">
                <text:p>15.5826090417017</text:p>
              </table:table-cell>
              <table:table-cell office:value-type="float" office:value="16.223318648612">
                <text:p>16.223318648612</text:p>
              </table:table-cell>
            </table:table-row>
            <table:table-row>
              <table:table-cell office:value-type="float" office:value="2071">
                <text:p>2071</text:p>
              </table:table-cell>
              <table:table-cell office:value-type="float" office:value="13.5119516672274">
                <text:p>13.5119516672274</text:p>
              </table:table-cell>
              <table:table-cell office:value-type="float" office:value="12.8634578891008">
                <text:p>12.8634578891008</text:p>
              </table:table-cell>
              <table:table-cell office:value-type="float" office:value="12.2240734480383">
                <text:p>12.2240734480383</text:p>
              </table:table-cell>
              <table:table-cell office:value-type="float" office:value="14.9638703043319">
                <text:p>14.9638703043319</text:p>
              </table:table-cell>
              <table:table-cell office:value-type="float" office:value="15.6105146004128">
                <text:p>15.6105146004128</text:p>
              </table:table-cell>
              <table:table-cell office:value-type="float" office:value="16.2663857582619">
                <text:p>16.2663857582619</text:p>
              </table:table-cell>
            </table:table-row>
            <table:table-row>
              <table:table-cell office:value-type="float" office:value="2072">
                <text:p>2072</text:p>
              </table:table-cell>
              <table:table-cell office:value-type="float" office:value="13.5546382057119">
                <text:p>13.5546382057119</text:p>
              </table:table-cell>
              <table:table-cell office:value-type="float" office:value="12.8911102879301">
                <text:p>12.8911102879301</text:p>
              </table:table-cell>
              <table:table-cell office:value-type="float" office:value="12.2370262999934">
                <text:p>12.2370262999934</text:p>
              </table:table-cell>
              <table:table-cell office:value-type="float" office:value="14.9769477713248">
                <text:p>14.9769477713248</text:p>
              </table:table-cell>
              <table:table-cell office:value-type="float" office:value="15.6384336460844">
                <text:p>15.6384336460844</text:p>
              </table:table-cell>
              <table:table-cell office:value-type="float" office:value="16.3094849227071">
                <text:p>16.3094849227071</text:p>
              </table:table-cell>
            </table:table-row>
            <table:table-row>
              <table:table-cell office:value-type="float" office:value="2073">
                <text:p>2073</text:p>
              </table:table-cell>
              <table:table-cell office:value-type="float" office:value="13.5973565462309">
                <text:p>13.5973565462309</text:p>
              </table:table-cell>
              <table:table-cell office:value-type="float" office:value="12.9187760692022">
                <text:p>12.9187760692022</text:p>
              </table:table-cell>
              <table:table-cell office:value-type="float" office:value="12.2499821045117">
                <text:p>12.2499821045117</text:p>
              </table:table-cell>
              <table:table-cell office:value-type="float" office:value="14.9900282064272">
                <text:p>14.9900282064272</text:p>
              </table:table-cell>
              <table:table-cell office:value-type="float" office:value="15.6663661904556">
                <text:p>15.6663661904556</text:p>
              </table:table-cell>
              <table:table-cell office:value-type="float" office:value="16.3526161849103">
                <text:p>16.3526161849103</text:p>
              </table:table-cell>
            </table:table-row>
            <table:table-row>
              <table:table-cell office:value-type="float" office:value="2074">
                <text:p>2074</text:p>
              </table:table-cell>
              <table:table-cell office:value-type="float" office:value="13.6401067263103">
                <text:p>13.6401067263103</text:p>
              </table:table-cell>
              <table:table-cell office:value-type="float" office:value="12.9464552396154">
                <text:p>12.9464552396154</text:p>
              </table:table-cell>
              <table:table-cell office:value-type="float" office:value="12.2629408580094">
                <text:p>12.2629408580094</text:p>
              </table:table-cell>
              <table:table-cell office:value-type="float" office:value="15.0031116108541">
                <text:p>15.0031116108541</text:p>
              </table:table-cell>
              <table:table-cell office:value-type="float" office:value="15.6943122452788">
                <text:p>15.6943122452788</text:p>
              </table:table-cell>
              <table:table-cell office:value-type="float" office:value="16.3957795879161">
                <text:p>16.3957795879161</text:p>
              </table:table-cell>
            </table:table-row>
            <table:table-row>
              <table:table-cell office:value-type="float" office:value="2075">
                <text:p>2075</text:p>
              </table:table-cell>
              <table:table-cell office:value-type="float" office:value="13.682888785458">
                <text:p>13.682888785458</text:p>
              </table:table-cell>
              <table:table-cell office:value-type="float" office:value="12.9741478077269">
                <text:p>12.9741478077269</text:p>
              </table:table-cell>
              <table:table-cell office:value-type="float" office:value="12.2759025586945">
                <text:p>12.2759025586945</text:p>
              </table:table-cell>
              <table:table-cell office:value-type="float" office:value="15.0161979858205">
                <text:p>15.0161979858205</text:p>
              </table:table-cell>
              <table:table-cell office:value-type="float" office:value="15.7222718223206">
                <text:p>15.7222718223206</text:p>
              </table:table-cell>
              <table:table-cell office:value-type="float" office:value="16.4389751748519">
                <text:p>16.4389751748519</text:p>
              </table:table-cell>
            </table:table-row>
            <table:table-row>
              <table:table-cell office:value-type="float" office:value="2076">
                <text:p>2076</text:p>
              </table:table-cell>
              <table:table-cell office:value-type="float" office:value="13.7257027644557">
                <text:p>13.7257027644557</text:p>
              </table:table-cell>
              <table:table-cell office:value-type="float" office:value="13.0018537832639">
                <text:p>13.0018537832639</text:p>
              </table:table-cell>
              <table:table-cell office:value-type="float" office:value="12.2888672058963">
                <text:p>12.2888672058963</text:p>
              </table:table-cell>
              <table:table-cell office:value-type="float" office:value="15.0292873325412">
                <text:p>15.0292873325412</text:p>
              </table:table-cell>
              <table:table-cell office:value-type="float" office:value="15.7502449333618">
                <text:p>15.7502449333618</text:p>
              </table:table-cell>
              <table:table-cell office:value-type="float" office:value="16.4822029889281">
                <text:p>16.4822029889281</text:p>
              </table:table-cell>
            </table:table-row>
            <table:table-row>
              <table:table-cell office:value-type="float" office:value="2077">
                <text:p>2077</text:p>
              </table:table-cell>
              <table:table-cell office:value-type="float" office:value="13.7685487049159">
                <text:p>13.7685487049159</text:p>
              </table:table-cell>
              <table:table-cell office:value-type="float" office:value="13.0295731766922">
                <text:p>13.0295731766922</text:p>
              </table:table-cell>
              <table:table-cell office:value-type="float" office:value="12.3018347996461">
                <text:p>12.3018347996461</text:p>
              </table:table-cell>
              <table:table-cell office:value-type="float" office:value="15.0423796522317">
                <text:p>15.0423796522317</text:p>
              </table:table-cell>
              <table:table-cell office:value-type="float" office:value="15.7782315901975">
                <text:p>15.7782315901975</text:p>
              </table:table-cell>
              <table:table-cell office:value-type="float" office:value="16.5254630734388">
                <text:p>16.5254630734388</text:p>
              </table:table-cell>
            </table:table-row>
            <table:table-row>
              <table:table-cell office:value-type="float" office:value="2078">
                <text:p>2078</text:p>
              </table:table-cell>
              <table:table-cell office:value-type="float" office:value="13.8114266490038">
                <text:p>13.8114266490038</text:p>
              </table:table-cell>
              <table:table-cell office:value-type="float" office:value="13.057305998946">
                <text:p>13.057305998946</text:p>
              </table:table-cell>
              <table:table-cell office:value-type="float" office:value="12.3148053404145">
                <text:p>12.3148053404145</text:p>
              </table:table-cell>
              <table:table-cell office:value-type="float" office:value="15.055474946108">
                <text:p>15.055474946108</text:p>
              </table:table-cell>
              <table:table-cell office:value-type="float" office:value="15.8062318046377">
                <text:p>15.8062318046377</text:p>
              </table:table-cell>
              <table:table-cell office:value-type="float" office:value="16.5687554717618">
                <text:p>16.5687554717618</text:p>
              </table:table-cell>
            </table:table-row>
            <table:table-row>
              <table:table-cell office:value-type="float" office:value="2079">
                <text:p>2079</text:p>
              </table:table-cell>
              <table:table-cell office:value-type="float" office:value="13.8543366392621">
                <text:p>13.8543366392621</text:p>
              </table:table-cell>
              <table:table-cell office:value-type="float" office:value="13.0850522612583">
                <text:p>13.0850522612583</text:p>
              </table:table-cell>
              <table:table-cell office:value-type="float" office:value="12.3277788289473">
                <text:p>12.3277788289473</text:p>
              </table:table-cell>
              <table:table-cell office:value-type="float" office:value="15.0685732153863">
                <text:p>15.0685732153863</text:p>
              </table:table-cell>
              <table:table-cell office:value-type="float" office:value="15.8342455885071">
                <text:p>15.8342455885071</text:p>
              </table:table-cell>
              <table:table-cell office:value-type="float" office:value="16.6120802273593">
                <text:p>16.612080227359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3.8972787185024">
                <text:p>13.8972787185024</text:p>
              </table:table-cell>
              <table:table-cell office:value-type="float" office:value="13.1128119750554">
                <text:p>13.1128119750554</text:p>
              </table:table-cell>
              <table:table-cell office:value-type="float" office:value="12.3407552661625">
                <text:p>12.3407552661625</text:p>
              </table:table-cell>
              <table:table-cell office:value-type="float" office:value="15.081674461284">
                <text:p>15.081674461284</text:p>
              </table:table-cell>
              <table:table-cell office:value-type="float" office:value="15.8622729536453">
                <text:p>15.8622729536453</text:p>
              </table:table-cell>
              <table:table-cell office:value-type="float" office:value="16.6554373837776">
                <text:p>16.6554373837776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13.9402529297359">
                <text:p>13.9402529297359</text:p>
              </table:table-cell>
              <table:table-cell office:value-type="float" office:value="13.1405851518895">
                <text:p>13.1405851518895</text:p>
              </table:table-cell>
              <table:table-cell office:value-type="float" office:value="12.3537346530868">
                <text:p>12.3537346530868</text:p>
              </table:table-cell>
              <table:table-cell office:value-type="float" office:value="15.0947786850189">
                <text:p>15.0947786850189</text:p>
              </table:table-cell>
              <table:table-cell office:value-type="float" office:value="15.8903139119066">
                <text:p>15.8903139119066</text:p>
              </table:table-cell>
              <table:table-cell office:value-type="float" office:value="16.6988269846477">
                <text:p>16.6988269846477</text:p>
              </table:table-cell>
            </table:table-row>
            <table:table-row>
              <table:table-cell office:value-type="float" office:value="2082">
                <text:p>2082</text:p>
              </table:table-cell>
              <table:table-cell office:value-type="float" office:value="13.9832593161309">
                <text:p>13.9832593161309</text:p>
              </table:table-cell>
              <table:table-cell office:value-type="float" office:value="13.1683718033981">
                <text:p>13.1683718033981</text:p>
              </table:table-cell>
              <table:table-cell office:value-type="float" office:value="12.3667169908143">
                <text:p>12.3667169908143</text:p>
              </table:table-cell>
              <table:table-cell office:value-type="float" office:value="15.1078858878093">
                <text:p>15.1078858878093</text:p>
              </table:table-cell>
              <table:table-cell office:value-type="float" office:value="15.9183684751603">
                <text:p>15.9183684751603</text:p>
              </table:table-cell>
              <table:table-cell office:value-type="float" office:value="16.7422490736858">
                <text:p>16.7422490736858</text:p>
              </table:table-cell>
            </table:table-row>
            <table:table-row>
              <table:table-cell office:value-type="float" office:value="2083">
                <text:p>2083</text:p>
              </table:table-cell>
              <table:table-cell office:value-type="float" office:value="14.0262979209857">
                <text:p>14.0262979209857</text:p>
              </table:table-cell>
              <table:table-cell office:value-type="float" office:value="13.196171941277">
                <text:p>13.196171941277</text:p>
              </table:table-cell>
              <table:table-cell office:value-type="float" office:value="12.3797022804823">
                <text:p>12.3797022804823</text:p>
              </table:table-cell>
              <table:table-cell office:value-type="float" office:value="15.1209960708745">
                <text:p>15.1209960708745</text:p>
              </table:table-cell>
              <table:table-cell office:value-type="float" office:value="15.9464366552907">
                <text:p>15.9464366552907</text:p>
              </table:table-cell>
              <table:table-cell office:value-type="float" office:value="16.7857036946928">
                <text:p>16.7857036946928</text:p>
              </table:table-cell>
            </table:table-row>
            <table:table-row>
              <table:table-cell office:value-type="float" office:value="2084">
                <text:p>2084</text:p>
              </table:table-cell>
              <table:table-cell office:value-type="float" office:value="14.0693687877116">
                <text:p>14.0693687877116</text:p>
              </table:table-cell>
              <table:table-cell office:value-type="float" office:value="13.2239855772647">
                <text:p>13.2239855772647</text:p>
              </table:table-cell>
              <table:table-cell office:value-type="float" office:value="12.3926905232549">
                <text:p>12.3926905232549</text:p>
              </table:table-cell>
              <table:table-cell office:value-type="float" office:value="15.1341092354345">
                <text:p>15.1341092354345</text:p>
              </table:table-cell>
              <table:table-cell office:value-type="float" office:value="15.9745184641971">
                <text:p>15.9745184641971</text:p>
              </table:table-cell>
              <table:table-cell office:value-type="float" office:value="16.8291908915552">
                <text:p>16.8291908915552</text:p>
              </table:table-cell>
            </table:table-row>
            <table:table-row>
              <table:table-cell office:value-type="float" office:value="2085">
                <text:p>2085</text:p>
              </table:table-cell>
              <table:table-cell office:value-type="float" office:value="14.112471959823">
                <text:p>14.112471959823</text:p>
              </table:table-cell>
              <table:table-cell office:value-type="float" office:value="13.2518127231315">
                <text:p>13.2518127231315</text:p>
              </table:table-cell>
              <table:table-cell office:value-type="float" office:value="12.4056817203136">
                <text:p>12.4056817203136</text:p>
              </table:table-cell>
              <table:table-cell office:value-type="float" office:value="15.1472253827098">
                <text:p>15.1472253827098</text:p>
              </table:table-cell>
              <table:table-cell office:value-type="float" office:value="16.0026139137938">
                <text:p>16.0026139137938</text:p>
              </table:table-cell>
              <table:table-cell office:value-type="float" office:value="16.8727107082449">
                <text:p>16.8727107082449</text:p>
              </table:table-cell>
            </table:table-row>
            <table:table-row>
              <table:table-cell office:value-type="float" office:value="2086">
                <text:p>2086</text:p>
              </table:table-cell>
              <table:table-cell office:value-type="float" office:value="14.1556074809304">
                <text:p>14.1556074809304</text:p>
              </table:table-cell>
              <table:table-cell office:value-type="float" office:value="13.2796533906735">
                <text:p>13.2796533906735</text:p>
              </table:table-cell>
              <table:table-cell office:value-type="float" office:value="12.4186758728505">
                <text:p>12.4186758728505</text:p>
              </table:table-cell>
              <table:table-cell office:value-type="float" office:value="15.1603445139218">
                <text:p>15.1603445139218</text:p>
              </table:table-cell>
              <table:table-cell office:value-type="float" office:value="16.03072301601">
                <text:p>16.03072301601</text:p>
              </table:table-cell>
              <table:table-cell office:value-type="float" office:value="16.9162631888195">
                <text:p>16.9162631888195</text:p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14.1987753947364">
                <text:p>14.1987753947364</text:p>
              </table:table-cell>
              <table:table-cell office:value-type="float" office:value="13.3075075917087">
                <text:p>13.3075075917087</text:p>
              </table:table-cell>
              <table:table-cell office:value-type="float" office:value="12.4316729820655">
                <text:p>12.4316729820655</text:p>
              </table:table-cell>
              <table:table-cell office:value-type="float" office:value="15.1734666302925">
                <text:p>15.1734666302925</text:p>
              </table:table-cell>
              <table:table-cell office:value-type="float" office:value="16.0588457827902">
                <text:p>16.0588457827902</text:p>
              </table:table-cell>
              <table:table-cell office:value-type="float" office:value="16.9598483774228">
                <text:p>16.9598483774228</text:p>
              </table:table-cell>
            </table:table-row>
            <table:table-row>
              <table:table-cell office:value-type="float" office:value="2088">
                <text:p>2088</text:p>
              </table:table-cell>
              <table:table-cell office:value-type="float" office:value="14.2419757450336">
                <text:p>14.2419757450336</text:p>
              </table:table-cell>
              <table:table-cell office:value-type="float" office:value="13.335375338074">
                <text:p>13.335375338074</text:p>
              </table:table-cell>
              <table:table-cell office:value-type="float" office:value="12.4446730491627">
                <text:p>12.4446730491627</text:p>
              </table:table-cell>
              <table:table-cell office:value-type="float" office:value="15.1865917330447">
                <text:p>15.1865917330447</text:p>
              </table:table-cell>
              <table:table-cell office:value-type="float" office:value="16.0869822260939">
                <text:p>16.0869822260939</text:p>
              </table:table-cell>
              <table:table-cell office:value-type="float" office:value="17.0034663182846">
                <text:p>17.0034663182846</text:p>
              </table:table-cell>
            </table:table-row>
            <table:table-row>
              <table:table-cell office:value-type="float" office:value="2089">
                <text:p>2089</text:p>
              </table:table-cell>
              <table:table-cell office:value-type="float" office:value="14.2852085757031">
                <text:p>14.2852085757031</text:p>
              </table:table-cell>
              <table:table-cell office:value-type="float" office:value="13.3632566416241">
                <text:p>13.3632566416241</text:p>
              </table:table-cell>
              <table:table-cell office:value-type="float" office:value="12.4576760753498">
                <text:p>12.4576760753498</text:p>
              </table:table-cell>
              <table:table-cell office:value-type="float" office:value="15.1997198234019">
                <text:p>15.1997198234019</text:p>
              </table:table-cell>
              <table:table-cell office:value-type="float" office:value="16.1151323578957">
                <text:p>16.1151323578957</text:p>
              </table:table-cell>
              <table:table-cell office:value-type="float" office:value="17.0471170557213">
                <text:p>17.0471170557213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4.3284739307133">
                <text:p>14.3284739307133</text:p>
              </table:table-cell>
              <table:table-cell office:value-type="float" office:value="13.3911515142304">
                <text:p>13.3911515142304</text:p>
              </table:table-cell>
              <table:table-cell office:value-type="float" office:value="12.4706820618365">
                <text:p>12.4706820618365</text:p>
              </table:table-cell>
              <table:table-cell office:value-type="float" office:value="15.2128509025883">
                <text:p>15.2128509025883</text:p>
              </table:table-cell>
              <table:table-cell office:value-type="float" office:value="16.1432961901854">
                <text:p>16.1432961901854</text:p>
              </table:table-cell>
              <table:table-cell office:value-type="float" office:value="17.0908006341358">
                <text:p>17.0908006341358</text:p>
              </table:table-cell>
            </table:table-row>
            <table:table-row>
              <table:table-cell office:value-type="float" office:value="2091">
                <text:p>2091</text:p>
              </table:table-cell>
              <table:table-cell office:value-type="float" office:value="14.3717718541199">
                <text:p>14.3717718541199</text:p>
              </table:table-cell>
              <table:table-cell office:value-type="float" office:value="13.4190599677802">
                <text:p>13.4190599677802</text:p>
              </table:table-cell>
              <table:table-cell office:value-type="float" office:value="12.4836910098345">
                <text:p>12.4836910098345</text:p>
              </table:table-cell>
              <table:table-cell office:value-type="float" office:value="15.225984971829">
                <text:p>15.225984971829</text:p>
              </table:table-cell>
              <table:table-cell office:value-type="float" office:value="16.1714737349678">
                <text:p>16.1714737349678</text:p>
              </table:table-cell>
              <table:table-cell office:value-type="float" office:value="17.134517098018">
                <text:p>17.134517098018</text:p>
              </table:table-cell>
            </table:table-row>
            <table:table-row>
              <table:table-cell office:value-type="float" office:value="2092">
                <text:p>2092</text:p>
              </table:table-cell>
              <table:table-cell office:value-type="float" office:value="14.4151023900654">
                <text:p>14.4151023900654</text:p>
              </table:table-cell>
              <table:table-cell office:value-type="float" office:value="13.4469820141769">
                <text:p>13.4469820141769</text:p>
              </table:table-cell>
              <table:table-cell office:value-type="float" office:value="12.4967029205567">
                <text:p>12.4967029205567</text:p>
              </table:table-cell>
              <table:table-cell office:value-type="float" office:value="15.2391220323495">
                <text:p>15.2391220323495</text:p>
              </table:table-cell>
              <table:table-cell office:value-type="float" office:value="16.1996650042632">
                <text:p>16.1996650042632</text:p>
              </table:table-cell>
              <table:table-cell office:value-type="float" office:value="17.1782664919447">
                <text:p>17.1782664919447</text:p>
              </table:table-cell>
            </table:table-row>
            <table:table-row>
              <table:table-cell office:value-type="float" office:value="2093">
                <text:p>2093</text:p>
              </table:table-cell>
              <table:table-cell office:value-type="float" office:value="14.4584655827794">
                <text:p>14.4584655827794</text:p>
              </table:table-cell>
              <table:table-cell office:value-type="float" office:value="13.4749176653388">
                <text:p>13.4749176653388</text:p>
              </table:table-cell>
              <table:table-cell office:value-type="float" office:value="12.5097177952171">
                <text:p>12.5097177952171</text:p>
              </table:table-cell>
              <table:table-cell office:value-type="float" office:value="15.2522620853762">
                <text:p>15.2522620853762</text:p>
              </table:table-cell>
              <table:table-cell office:value-type="float" office:value="16.2278700101069">
                <text:p>16.2278700101069</text:p>
              </table:table-cell>
              <table:table-cell office:value-type="float" office:value="17.2220488605802">
                <text:p>17.2220488605802</text:p>
              </table:table-cell>
            </table:table-row>
            <table:table-row>
              <table:table-cell office:value-type="float" office:value="2094">
                <text:p>2094</text:p>
              </table:table-cell>
              <table:table-cell office:value-type="float" office:value="14.5018614765783">
                <text:p>14.5018614765783</text:p>
              </table:table-cell>
              <table:table-cell office:value-type="float" office:value="13.5028669332">
                <text:p>13.5028669332</text:p>
              </table:table-cell>
              <table:table-cell office:value-type="float" office:value="12.5227356350306">
                <text:p>12.5227356350306</text:p>
              </table:table-cell>
              <table:table-cell office:value-type="float" office:value="15.2654051321364">
                <text:p>15.2654051321364</text:p>
              </table:table-cell>
              <table:table-cell office:value-type="float" office:value="16.2560887645495">
                <text:p>16.2560887645495</text:p>
              </table:table-cell>
              <table:table-cell office:value-type="float" office:value="17.2658642486763">
                <text:p>17.2658642486763</text:p>
              </table:table-cell>
            </table:table-row>
            <table:table-row>
              <table:table-cell office:value-type="float" office:value="2095">
                <text:p>2095</text:p>
              </table:table-cell>
              <table:table-cell office:value-type="float" office:value="14.5452901158655">
                <text:p>14.5452901158655</text:p>
              </table:table-cell>
              <table:table-cell office:value-type="float" office:value="13.5308298297098">
                <text:p>13.5308298297098</text:p>
              </table:table-cell>
              <table:table-cell office:value-type="float" office:value="12.5357564412132">
                <text:p>12.5357564412132</text:p>
              </table:table-cell>
              <table:table-cell office:value-type="float" office:value="15.2785511738578">
                <text:p>15.2785511738578</text:p>
              </table:table-cell>
              <table:table-cell office:value-type="float" office:value="16.2843212796569">
                <text:p>16.2843212796569</text:p>
              </table:table-cell>
              <table:table-cell office:value-type="float" office:value="17.3097127010726">
                <text:p>17.3097127010726</text:p>
              </table:table-cell>
            </table:table-row>
            <table:table-row>
              <table:table-cell office:value-type="float" office:value="2096">
                <text:p>2096</text:p>
              </table:table-cell>
              <table:table-cell office:value-type="float" office:value="14.5887515451319">
                <text:p>14.5887515451319</text:p>
              </table:table-cell>
              <table:table-cell office:value-type="float" office:value="13.5588063668328">
                <text:p>13.5588063668328</text:p>
              </table:table-cell>
              <table:table-cell office:value-type="float" office:value="12.5487802149814">
                <text:p>12.5487802149814</text:p>
              </table:table-cell>
              <table:table-cell office:value-type="float" office:value="15.291700211769">
                <text:p>15.291700211769</text:p>
              </table:table-cell>
              <table:table-cell office:value-type="float" office:value="16.3125675675102">
                <text:p>16.3125675675102</text:p>
              </table:table-cell>
              <table:table-cell office:value-type="float" office:value="17.3535942626966">
                <text:p>17.3535942626966</text:p>
              </table:table-cell>
            </table:table-row>
            <table:table-row>
              <table:table-cell office:value-type="float" office:value="2097">
                <text:p>2097</text:p>
              </table:table-cell>
              <table:table-cell office:value-type="float" office:value="14.6322458089557">
                <text:p>14.6322458089557</text:p>
              </table:table-cell>
              <table:table-cell office:value-type="float" office:value="13.5867965565485">
                <text:p>13.5867965565485</text:p>
              </table:table-cell>
              <table:table-cell office:value-type="float" office:value="12.5618069575527">
                <text:p>12.5618069575527</text:p>
              </table:table-cell>
              <table:table-cell office:value-type="float" office:value="15.3048522470993">
                <text:p>15.3048522470993</text:p>
              </table:table-cell>
              <table:table-cell office:value-type="float" office:value="16.340827640206">
                <text:p>16.340827640206</text:p>
              </table:table-cell>
              <table:table-cell office:value-type="float" office:value="17.3975089785639">
                <text:p>17.3975089785639</text:p>
              </table:table-cell>
            </table:table-row>
            <table:table-row>
              <table:table-cell office:value-type="float" office:value="2098">
                <text:p>2098</text:p>
              </table:table-cell>
              <table:table-cell office:value-type="float" office:value="14.6757729520026">
                <text:p>14.6757729520026</text:p>
              </table:table-cell>
              <table:table-cell office:value-type="float" office:value="13.6148004108521">
                <text:p>13.6148004108521</text:p>
              </table:table-cell>
              <table:table-cell office:value-type="float" office:value="12.5748366701454">
                <text:p>12.5748366701454</text:p>
              </table:table-cell>
              <table:table-cell office:value-type="float" office:value="15.3180072810788">
                <text:p>15.3180072810788</text:p>
              </table:table-cell>
              <table:table-cell office:value-type="float" office:value="16.3691015098561">
                <text:p>16.3691015098561</text:p>
              </table:table-cell>
              <table:table-cell office:value-type="float" office:value="17.4414568937789">
                <text:p>17.4414568937789</text:p>
              </table:table-cell>
            </table:table-row>
            <table:table-row>
              <table:table-cell office:value-type="float" office:value="2099">
                <text:p>2099</text:p>
              </table:table-cell>
              <table:table-cell office:value-type="float" office:value="14.7193330190262">
                <text:p>14.7193330190262</text:p>
              </table:table-cell>
              <table:table-cell office:value-type="float" office:value="13.6428179417538">
                <text:p>13.6428179417538</text:p>
              </table:table-cell>
              <table:table-cell office:value-type="float" office:value="12.5878693539784">
                <text:p>12.5878693539784</text:p>
              </table:table-cell>
              <table:table-cell office:value-type="float" office:value="15.3311653149383">
                <text:p>15.3311653149383</text:p>
              </table:table-cell>
              <table:table-cell office:value-type="float" office:value="16.3973891885877">
                <text:p>16.3973891885877</text:p>
              </table:table-cell>
              <table:table-cell office:value-type="float" office:value="17.4854380535343">
                <text:p>17.48543805353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.7629260548682">
                <text:p>14.7629260548682</text:p>
              </table:table-cell>
              <table:table-cell office:value-type="float" office:value="13.6708491612791">
                <text:p>13.6708491612791</text:p>
              </table:table-cell>
              <table:table-cell office:value-type="float" office:value="12.6009050102713">
                <text:p>12.6009050102713</text:p>
              </table:table-cell>
              <table:table-cell office:value-type="float" office:value="15.3443263499092">
                <text:p>15.3443263499092</text:p>
              </table:table-cell>
              <table:table-cell office:value-type="float" office:value="16.4256906885436">
                <text:p>16.4256906885436</text:p>
              </table:table-cell>
              <table:table-cell office:value-type="float" office:value="17.5294525031119">
                <text:p>17.5294525031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